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2E0000007428CDD51A30086970.png" manifest:media-type="image/png"/>
  <manifest:file-entry manifest:full-path="Pictures/1000000100000529000000850AEE28B30E7A5FA0.png" manifest:media-type="image/png"/>
  <manifest:file-entry manifest:full-path="Pictures/100000010000053000000089A7A0AB7A0B1F43F3.png" manifest:media-type="image/png"/>
  <manifest:file-entry manifest:full-path="Pictures/10000001000005290000006CBA90D780128A28C9.png" manifest:media-type="image/png"/>
  <manifest:file-entry manifest:full-path="Pictures/100000010000052700000080156833CA7D3A84AF.png" manifest:media-type="image/png"/>
  <manifest:file-entry manifest:full-path="Pictures/10000001000005290000008E6451804743208325.png" manifest:media-type="image/png"/>
  <manifest:file-entry manifest:full-path="Pictures/1000000100000529000000822448F5F4682DC6F7.png" manifest:media-type="image/png"/>
  <manifest:file-entry manifest:full-path="Pictures/10000001000005260000008659D5B9555D1D74DD.png" manifest:media-type="image/png"/>
  <manifest:file-entry manifest:full-path="Pictures/100000010000052B000000865C2BDE0EEEE08336.png" manifest:media-type="image/png"/>
  <manifest:file-entry manifest:full-path="Pictures/100000010000052B0000006F420459AD69D2369F.png" manifest:media-type="image/png"/>
  <manifest:file-entry manifest:full-path="Pictures/10000001000005280000007139950D33B3AED5A0.png" manifest:media-type="image/png"/>
  <manifest:file-entry manifest:full-path="Pictures/100000010000052400000073911834D5C91F91B2.png" manifest:media-type="image/png"/>
  <manifest:file-entry manifest:full-path="Pictures/10000001000005260000006EADB3DA00B7696823.png" manifest:media-type="image/png"/>
  <manifest:file-entry manifest:full-path="Pictures/100000010000052A000000758BFEBF6260D71731.png" manifest:media-type="image/png"/>
  <manifest:file-entry manifest:full-path="Pictures/100000010000052A00000084E9A86455EA0491A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1a2c7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1a2c75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1a2c75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1a2c75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1a2c75" style:font-name-asian="Times New Roman1" style:font-size-asian="12pt" style:language-asian="zxx" style:country-asian="none" style:font-weight-asian="bold" style:font-name-complex="Times New Roman1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1a2c75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zxx" fo:country="none" officeooo:paragraph-rsid="001a2c75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fo:font-size="14pt" fo:language="zxx" fo:country="none" officeooo:paragraph-rsid="001a2c75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1a2c75" style:font-name-asian="Times New Roman1" style:font-size-asian="14pt" style:language-asian="zxx" style:country-asian="none" style:font-name-complex="Times New Roman1" style:font-size-complex="12pt" style:language-complex="zxx" style:country-complex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1a2c75" style:language-asian="zxx" style:country-asian="none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1fa880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176f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1d003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41c4a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4f4d3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5794d2" officeooo:paragraph-rsid="001a2c7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a2c75" officeooo:paragraph-rsid="001a2c7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1a2c75" officeooo:paragraph-rsid="001a2c7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normal" officeooo:rsid="005794d2" officeooo:paragraph-rsid="001a2c7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1a2c7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1db8a2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1fa88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2176f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21d00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234cf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24f4d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normal" officeooo:rsid="001a2c75" officeooo:paragraph-rsid="001a2c7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1ac8d1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1fa88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2176f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21d00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234cfa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24f4d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24f4d3" officeooo:paragraph-rsid="0024f4d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ac8d1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a2c75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1fa880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2176fe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21d003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234cfa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24f4d3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5794d2" officeooo:paragraph-rsid="001ac8d1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1a2c75" style:font-size-asian="10pt" style:font-size-complex="10pt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officeooo:paragraph-rsid="001ac8d1" style:font-size-asian="10pt" style:font-size-complex="10pt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1fa88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21d00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24f4d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27b20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a2c75" officeooo:paragraph-rsid="0029413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1fa880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29413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2176f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1db8a2" officeooo:paragraph-rsid="0024f4d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2176fe" officeooo:paragraph-rsid="002176fe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ru" fo:country="RU" fo:font-weight="bold" officeooo:rsid="002176fe" officeooo:paragraph-rsid="0029413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6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24f4d3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27b20b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en" fo:country="US" fo:font-weight="bold" officeooo:rsid="001ac8d1" officeooo:paragraph-rsid="0029413c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27b20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1a2c75" officeooo:paragraph-rsid="0029413c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5794d2" officeooo:paragraph-rsid="0027b20b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font-weight="bold" officeooo:rsid="005794d2" officeooo:paragraph-rsid="0029413c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7b20b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officeooo:paragraph-rsid="0029413c"/>
    </style:style>
    <style:style style:name="P65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66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P67" style:family="paragraph">
      <style:paragraph-properties style:text-autospace="none"/>
      <style:text-properties style:font-name="F" fo:font-size="12pt"/>
    </style:style>
    <style:style style:name="P68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2pt"/>
    </style:style>
    <style:style style:name="T2" style:family="text">
      <style:text-properties style:font-name="Times New Roman" fo:font-size="18pt" fo:font-weight="bold" officeooo:rsid="004ca787" style:font-name-asian="Times New Roman1" style:font-size-asian="18pt" style:font-weight-asian="bold" style:font-name-complex="Times New Roman1" style:font-size-complex="12pt"/>
    </style:style>
    <style:style style:name="T3" style:family="text">
      <style:text-properties style:font-name="Times New Roman" fo:font-size="18pt" fo:font-weight="bold" officeooo:rsid="001a2c75" style:font-name-asian="Times New Roman1" style:font-size-asian="18pt" style:font-weight-asian="bold" style:font-name-complex="Times New Roman1" style:font-size-complex="12pt"/>
    </style:style>
    <style:style style:name="T4" style:family="text">
      <style:text-properties fo:language="en" fo:country="US" officeooo:rsid="001ac8d1" style:font-name-asian="Times New Roman1" style:language-asian="zxx" style:country-asian="none" style:font-name-complex="Times New Roman1" style:language-complex="zxx" style:country-complex="none"/>
    </style:style>
    <style:style style:name="T5" style:family="text">
      <style:text-properties fo:language="en" fo:country="US" fo:font-weight="bold" officeooo:rsid="001ac8d1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6" style:family="text">
      <style:text-properties officeooo:rsid="001a2c75"/>
    </style:style>
    <style:style style:name="T7" style:family="text">
      <style:text-properties fo:font-weight="normal" officeooo:rsid="001a2c75" style:font-weight-asian="normal" style:font-weight-complex="normal"/>
    </style:style>
    <style:style style:name="T8" style:family="text">
      <style:text-properties fo:language="ru" fo:country="RU" fo:font-weight="bold" officeooo:rsid="001a2c75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9" style:family="text">
      <style:text-properties fo:language="ru" fo:country="RU" fo:font-weight="normal" officeooo:rsid="001a2c75" style:font-name-asian="Times New Roman1" style:language-asian="zxx" style:country-asian="none" style:font-weight-asian="normal" style:font-name-complex="Times New Roman1" style:language-complex="zxx" style:country-complex="none" style:font-weight-complex="normal"/>
    </style:style>
    <style:style style:name="T10" style:family="text">
      <style:text-properties fo:language="zxx" fo:country="none" officeooo:rsid="001a2c75" style:font-name-asian="Times New Roman1" style:language-asian="zxx" style:country-asian="none" style:font-name-complex="Times New Roman1" style:language-complex="zxx" style:country-complex="none"/>
    </style:style>
    <style:style style:name="T11" style:family="text">
      <style:text-properties style:font-name="JetBrains mono" fo:font-size="10pt" fo:language="ru" fo:country="RU" fo:font-weight="bold" officeooo:rsid="001a2c75" style:font-name-asian="Times New Roman1" style:font-size-asian="10pt" style:language-asian="zxx" style:country-asian="none" style:font-weight-asian="bold" style:font-name-complex="Times New Roman1" style:font-size-complex="10pt" style:language-complex="zxx" style:country-complex="none" style:font-weight-complex="bold"/>
    </style:style>
    <style:style style:name="T12" style:family="text">
      <style:text-properties style:font-name="JetBrains mono" fo:font-size="10pt" fo:language="ru" fo:country="RU" fo:font-weight="normal" officeooo:rsid="001a2c75" style:font-name-asian="Times New Roman1" style:font-size-asian="10pt" style:language-asian="zxx" style:country-asian="none" style:font-weight-asian="normal" style:font-name-complex="Times New Roman1" style:font-size-complex="10pt" style:language-complex="zxx" style:country-complex="none" style:font-weight-complex="normal"/>
    </style:style>
    <style:style style:name="T13" style:family="text">
      <style:text-properties fo:color="#cc7832" loext:opacity="100%" style:font-name="JetBrains Mono1" fo:font-size="10pt" style:font-name-asian="JetBrains Mono1" style:font-size-asian="10pt" style:font-name-complex="JetBrains Mono1" style:font-size-complex="10pt"/>
    </style:style>
    <style:style style:name="T14" style:family="text">
      <style:text-properties fo:color="#ffc66d" loext:opacity="100%" style:font-name="JetBrains Mono1" fo:font-size="10pt" style:font-name-asian="JetBrains Mono1" style:font-size-asian="10pt" style:font-name-complex="JetBrains Mono1" style:font-size-complex="10pt"/>
    </style:style>
    <style:style style:name="T15" style:family="text">
      <style:text-properties fo:color="#a9b7c6" loext:opacity="100%" style:font-name="JetBrains Mono1" fo:font-size="10pt" style:font-name-asian="JetBrains Mono1" style:font-size-asian="10pt" style:font-name-complex="JetBrains Mono1" style:font-size-complex="10pt"/>
    </style:style>
    <style:style style:name="T16" style:family="text">
      <style:text-properties fo:color="#6a8759" loext:opacity="100%" style:font-name="JetBrains Mono1" fo:font-size="10pt" style:font-name-asian="JetBrains Mono1" style:font-size-asian="10pt" style:font-name-complex="JetBrains Mono1" style:font-size-complex="10pt"/>
    </style:style>
    <style:style style:name="T17" style:family="text">
      <style:text-properties fo:color="#6897bb" loext:opacity="100%" style:font-name="JetBrains Mono1" fo:font-size="10pt" style:font-name-asian="JetBrains Mono1" style:font-size-asian="10pt" style:font-name-complex="JetBrains Mono1" style:font-size-complex="10pt"/>
    </style:style>
    <style:style style:name="T18" style:family="text">
      <style:text-properties fo:color="#bbb529" loext:opacity="100%" style:font-name="JetBrains Mono1" fo:font-size="10pt" style:font-name-asian="JetBrains Mono1" style:font-size-asian="10pt" style:font-name-complex="JetBrains Mono1" style:font-size-complex="10pt"/>
    </style:style>
    <style:style style:name="T19" style:family="text">
      <style:text-properties fo:color="#b9bcd1" loext:opacity="100%" style:font-name="JetBrains Mono1" fo:font-size="10pt" style:font-name-asian="JetBrains Mono1" style:font-size-asian="10pt" style:font-name-complex="JetBrains Mono1" style:font-size-complex="10pt"/>
    </style:style>
    <style:style style:name="T20" style:family="text">
      <style:text-properties fo:color="#908b25" loext:opacity="100%" style:font-name="JetBrains Mono1" fo:font-size="10pt" style:font-name-asian="JetBrains Mono1" style:font-size-asian="10pt" style:font-name-complex="JetBrains Mono1" style:font-size-complex="10pt"/>
    </style:style>
    <style:style style:name="T21" style:family="text">
      <style:text-properties fo:color="#808080" loext:opacity="100%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191919" draw:textarea-vertical-align="top" draw:auto-grow-height="false" fo:min-height="5.27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1.66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solid" draw:fill-color="#191919" draw:textarea-vertical-align="top" draw:auto-grow-height="false" fo:min-height="5.20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solid" draw:fill-color="#191919" draw:textarea-vertical-align="top" draw:auto-grow-height="false" fo:min-height="16.8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solid" draw:fill-color="#191919" draw:textarea-vertical-align="top" draw:auto-grow-height="false" fo:min-height="6.54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draw:fill="solid" draw:fill-color="#191919" draw:textarea-vertical-align="top" draw:auto-grow-height="false" fo:min-height="12.7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draw:fill="solid" draw:fill-color="#191919" draw:textarea-vertical-align="top" draw:auto-grow-height="false" fo:min-height="15.64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solid" draw:fill-color="#191919" draw:textarea-vertical-align="top" draw:auto-grow-height="false" fo:min-height="13.98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draw:fill="solid" draw:fill-color="#191919" draw:textarea-vertical-align="top" draw:auto-grow-height="false" fo:min-height="8.05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cm" draw:fill="solid" draw:fill-color="#191919" draw:textarea-vertical-align="top" draw:auto-grow-height="false" fo:min-height="10.10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cm" draw:fill="solid" draw:fill-color="#191919" draw:textarea-vertical-align="top" draw:auto-grow-height="false" fo:min-height="14.9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draw:fill="solid" draw:fill-color="#191919" draw:textarea-vertical-align="top" draw:auto-grow-height="false" fo:min-height="4.05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cm" draw:fill="solid" draw:fill-color="#191919" draw:textarea-vertical-align="top" draw:auto-grow-height="false" fo:min-height="20.94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cm" draw:fill="solid" draw:fill-color="#191919" draw:textarea-vertical-align="top" draw:auto-grow-height="false" fo:min-height="18.768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draw:fill="solid" draw:fill-color="#191919" draw:textarea-vertical-align="top" draw:auto-grow-height="false" fo:min-height="3.997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width="0cm" draw:fill="solid" draw:fill-color="#191919" draw:textarea-vertical-align="top" draw:auto-grow-height="false" fo:min-height="15.68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draw:fill="solid" draw:fill-color="#191919" draw:textarea-vertical-align="top" draw:auto-grow-height="false" fo:min-height="6.08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draw:fill="solid" draw:fill-color="#191919" draw:textarea-vertical-align="top" draw:auto-grow-height="false" fo:min-height="12.92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draw:fill="solid" draw:fill-color="#191919" draw:textarea-vertical-align="top" draw:auto-grow-height="false" fo:min-height="7.65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draw:fill="solid" draw:fill-color="#191919" draw:textarea-vertical-align="top" draw:auto-grow-height="false" fo:min-height="24.883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draw:fill="solid" draw:fill-color="#191919" draw:textarea-vertical-align="top" draw:auto-grow-height="false" fo:min-height="17.279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draw:fill="solid" draw:fill-color="#191919" draw:textarea-vertical-align="top" draw:auto-grow-height="false" fo:min-height="20.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cm" draw:fill="solid" draw:fill-color="#191919" draw:textarea-vertical-align="top" draw:auto-grow-height="false" fo:min-height="6.025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cm" draw:fill="solid" draw:fill-color="#191919" draw:textarea-vertical-align="top" draw:auto-grow-height="false" fo:min-height="13.22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cm" draw:fill="solid" draw:fill-color="#191919" draw:textarea-vertical-align="top" draw:auto-grow-height="false" fo:min-height="13.674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cm" draw:fill="solid" draw:fill-color="#191919" draw:textarea-vertical-align="top" draw:auto-grow-height="false" fo:min-height="15.171cm" fo:min-width="16.92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 <text:line-break/>РОССИЙСКОЙ ФЕДЕРАЦИИ</text:p>
      <text:p text:style-name="P2"/>
      <text:p text:style-name="P2">ФЕДЕРАЛЬНОЕ ГОСУДАРСТВЕННОЕ БЮДЖЕТНОЕ ОБРАЗОВАТЕЛЬНОЕ УЧРЕЖДЕНИЕ ВЫСШЕГО ОБРАЗОВАНИЯ</text:p>
      <text:p text:style-name="P5"/>
      <text:p text:style-name="P5">«БЕЛГОРОДСКИЙ ГОСУДАРСТВЕННЫЙ </text:p>
      <text:p text:style-name="P5">ТЕХНОЛОГИЧЕСКИЙ УНИВЕРСИТЕТ им. В. Г. ШУХОВА»</text:p>
      <text:p text:style-name="P5">(БГТУ им. В.Г. Шухова)</text:p>
      <text:p text:style-name="P5"/>
      <text:p text:style-name="P2">Кафедра программного обеспечения вычислительной техники и автоматизированных систем</text:p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0"><text:span text:style-name="T1">Лабораторная работа №</text:span><text:span text:style-name="T2">4</text:span><text:span text:style-name="T3">c</text:span></text:p>
      <text:p text:style-name="P7">по дисциплине: Основы программирования</text:p>
      <text:p text:style-name="P8">тема: «Бинарный поиск»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/>
      <text:p text:style-name="P4"/>
      <text:p text:style-name="P9">Выполнил: ст. группы ПВ-211</text:p>
      <text:p text:style-name="P9">Чувилко Илья Романович</text:p>
      <text:p text:style-name="P9"/>
      <text:p text:style-name="P9">Проверили: </text:p>
      <text:p text:style-name="P9">Притчин Иван Сергеевич</text:p>
      <text:p text:style-name="P9">Черников Сергей Викторович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6"/>
      <text:p text:style-name="P6"/>
      <text:p text:style-name="P6"/>
      <text:p text:style-name="P6">Белгород 2021 г.</text:p>
      <text:p text:style-name="P1"/>
      <text:p text:style-name="P16"><text:soft-page-break/>Лабораторная работа №4<text:span text:style-name="T6">c «Бинарный поиск» </text:span></text:p>
      <text:p text:style-name="P16"/>
      <text:p text:style-name="P16"><text:span text:style-name="T6">Цель работы: </text:span><text:span text:style-name="T7">получение навыков использования алгоритмов бинарного поиска</text:span></text:p>
      <text:p text:style-name="P18">для решения задач оптимизации.</text:p>
      <text:p text:style-name="P19"/>
      <text:p text:style-name="P17">Содержание отчета:</text:p>
      <text:p text:style-name="P16"><text:span text:style-name="T6"> </text:span><text:span text:style-name="T7">Тема лабораторной работы.</text:span></text:p>
      <text:p text:style-name="P16"><text:span text:style-name="T6"> </text:span><text:span text:style-name="T7">Цель лабораторной работы.</text:span></text:p>
      <text:p text:style-name="P16"><text:span text:style-name="T6"> </text:span><text:span text:style-name="T7">Решения задач:</text:span></text:p>
      <text:p text:style-name="P18"><text:tab/>– Название задачи.</text:p>
      <text:p text:style-name="P18"><text:tab/>– Исходный код.</text:p>
      <text:p text:style-name="P18"><text:tab/>– Вердикт тестирующей системы.</text:p>
      <text:p text:style-name="P18"><text:tab/>– Задачи со звёздочкой являются обязательными для получения наивысшей</text:p>
      <text:p text:style-name="P18"><text:tab/> <text:s/>оценки по работе.</text:p>
      <text:p text:style-name="P18"><text:tab/>– Задачи с двумя звёздочками не являются обязательными.</text:p>
      <text:p text:style-name="P19"/>
      <text:p text:style-name="P20">Решение задач:</text:p>
      <text:p text:style-name="P27"/>
      <text:p text:style-name="P43"><text:span text:style-name="T8">Задача №1.</text:span><text:span text:style-name="T9"> </text:span>Двоичный поиск </text:p>
      <text:p text:style-name="P36">Код программы:</text:p>
      <text:p text:style-name="P36"><draw:custom-shape text:anchor-type="paragraph" draw:z-index="0" draw:name="Врезка 1" draw:style-name="gr26" draw:text-style-name="P66" svg:width="16.925cm" svg:height="15.17cm" svg:x="-0.053cm" svg:y="0.002cm"><text:p text:style-name="P65"><text:span text:style-name="T18">#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a</text:span><text:span text:style-name="T13">, </text:span><text:span text:style-name="T19">size_t </text:span><text:span text:style-name="T13">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9">size_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binarySearch</text:span><text:span text:style-name="T15">(</text:span><text:span text:style-name="T13">const int </text:span><text:span text:style-name="T15">*a</text:span><text:span text:style-name="T13">, const int </text:span><text:span text:style-name="T15">n</text:span><text:span text:style-name="T13">, const int </text:span><text:span text:style-name="T15">x) {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</text:span><text:span text:style-name="T13"><text:line-break/></text:span><text:span text:style-name="T13"> <text:s/>int </text:span><text:span text:style-name="T15">right = n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f </text:span><text:span text:style-name="T15">(a[middle] &gt; x)</text:span><text:span text:style-name="T15"><text:line-break/></text:span><text:span text:style-name="T15"> <text:s text:c="5"/>right = middle</text:span><text:span text:style-name="T13">;</text:span><text:span text:style-name="T13"><text:line-break/></text:span><text:span text:style-name="T13"> <text:s text:c="3"/>else if </text:span><text:span text:style-name="T15">(a[middle] &lt; x)</text:span><text:span text:style-name="T21"><text:line-break/></text:span><text:span text:style-name="T21"> <text:s text:c="5"/></text:span><text:span text:style-name="T15"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return </text:span><text:span text:style-name="T15">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/></text:span><text:span text:style-name="T13">int </text:span><text:span text:style-name="T15">n</text:span><text:span text:style-name="T13">, </text:span><text:span text:style-name="T15">k</text:span><text:span text:style-name="T13">;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</text:span><text:span text:style-name="T13">, </text:span><text:span text:style-name="T15">&amp;k)</text:span><text:span text:style-name="T13">;</text:span><text:span text:style-name="T13"><text:line-break/></text:span><text:span text:style-name="T13"> <text:s/>int </text:span><text:span text:style-name="T15">a[n]</text:span><text:span text:style-name="T13">, </text:span><text:span text:style-name="T15">b[k]</text:span><text:span text:style-name="T13">;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</text:span><text:span text:style-name="T13"><text:line-break/></text:span><text:span text:style-name="T13"> <text:s/></text:span><text:span text:style-name="T15">inputArray(b</text:span><text:span text:style-name="T13">, </text:span><text:span text:style-name="T15">k)</text:span><text:span text:style-name="T13">;</text:span><text:span text:style-name="T13"><text:line-break/>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k</text:span><text:span text:style-name="T13">; </text:span><text:span text:style-name="T15">i++) {</text:span><text:span text:style-name="T15"><text:line-break/></text:span><text:span text:style-name="T15"> <text:s text:c="3"/></text:span><text:span text:style-name="T13">if </text:span><text:span text:style-name="T15">(binarySearch(a</text:span><text:span text:style-name="T13">, </text:span><text:span text:style-name="T15">n</text:span><text:span text:style-name="T13">, </text:span><text:span text:style-name="T15">b[i]) == -</text:span><text:span text:style-name="T17">1</text:span><text:span text:style-name="T15">)</text:span><text:span text:style-name="T15"><text:line-break/></text:span><text:span text:style-name="T15"> <text:s text:c="5"/>printf(</text:span><text:span text:style-name="T16">"NO</text:span><text:span text:style-name="T13">\n</text:span><text:span text:style-name="T16">"</text:span><text:span text:style-name="T15">)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printf(</text:span><text:span text:style-name="T16">"YES</text:span><text:span text:style-name="T13">\n</text:span><text:span text:style-name="T16">"</text:span><text:span text:style-name="T15">)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2"><text:soft-page-break/><text:span text:style-name="T10">Вердикт тестирующей системы</text:span><text:span text:style-name="T4">:</text:span></text:p>
      <text:p text:style-name="P28"><draw:frame draw:style-name="fr1" draw:name="Изображение1" text:anchor-type="char" svg:width="17cm" svg:height="1.711cm" draw:z-index="2"><draw:image xlink:href="Pictures/1000000100000529000000850AEE28B30E7A5FA0.png" xlink:type="simple" xlink:show="embed" xlink:actuate="onLoad" draw:mime-type="image/png"/></draw:frame></text:p>
      <text:p text:style-name="P44"><text:span text:style-name="T8">Задача №</text:span><text:span text:style-name="T5">2</text:span><text:span text:style-name="T8">.</text:span><text:span text:style-name="T9"> Ближайшее слева. </text:span></text:p>
      <text:p text:style-name="P35">Код программы:</text:p>
      <text:p text:style-name="P35"><draw:custom-shape text:anchor-type="paragraph" draw:z-index="1" draw:name="Врезка 3" draw:style-name="gr25" draw:text-style-name="P66" svg:width="16.925cm" svg:height="13.673cm" svg:x="-0.053cm" svg:y="0.002cm"><text:p text:style-name="P65"><text:span text:style-name="T18">#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a</text:span><text:span text:style-name="T13">, </text:span><text:span text:style-name="T19">size_t </text:span><text:span text:style-name="T13">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9">size_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closestLeftBinarySearch</text:span><text:span text:style-name="T15">(</text:span><text:span text:style-name="T13">const int </text:span><text:span text:style-name="T15">*a</text:span><text:span text:style-name="T13">, const int </text:span><text:span text:style-name="T15">n</text:span><text:span text:style-name="T13">, const int </text:span><text:span text:style-name="T15">x) {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</text:span><text:span text:style-name="T13"><text:line-break/></text:span><text:span text:style-name="T13"> <text:s/>int </text:span><text:span text:style-name="T15">right = n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(left + right) / </text:span><text:span text:style-name="T17">2</text:span><text:span text:style-name="T13">;</text:span><text:span text:style-name="T13"><text:line-break/></text:span><text:span text:style-name="T13"> <text:s text:c="3"/>if </text:span><text:span text:style-name="T15">(a[middle] &lt;= x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lef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/></text:span><text:span text:style-name="T13">int </text:span><text:span text:style-name="T15">n</text:span><text:span text:style-name="T13">, </text:span><text:span text:style-name="T15">k</text:span><text:span text:style-name="T13">;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</text:span><text:span text:style-name="T13">, </text:span><text:span text:style-name="T15">&amp;k)</text:span><text:span text:style-name="T13">;</text:span><text:span text:style-name="T13"><text:line-break/></text:span><text:span text:style-name="T13"> <text:s/>int </text:span><text:span text:style-name="T15">a[n]</text:span><text:span text:style-name="T13">, </text:span><text:span text:style-name="T15">b[k]</text:span><text:span text:style-name="T13">;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</text:span><text:span text:style-name="T13"><text:line-break/></text:span><text:span text:style-name="T13"> <text:s/></text:span><text:span text:style-name="T15">inputArray(b</text:span><text:span text:style-name="T13">, </text:span><text:span text:style-name="T15">k)</text:span><text:span text:style-name="T13">;</text:span><text:span text:style-name="T13"><text:line-break/>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k</text:span><text:span text:style-name="T13">; </text:span><text:span text:style-name="T15">i++) {</text:span><text:span text:style-name="T15"><text:line-break/></text:span><text:span text:style-name="T15"> <text:s text:c="3"/>printf(</text:span><text:span text:style-name="T16">"%d</text:span><text:span text:style-name="T13">\n</text:span><text:span text:style-name="T16">"</text:span><text:span text:style-name="T13">, </text:span><text:span text:style-name="T15">closestLeftBinarySearch(a</text:span><text:span text:style-name="T13">, </text:span><text:span text:style-name="T15">n</text:span><text:span text:style-name="T13">, </text:span><text:span text:style-name="T15">b[i]) + </text:span><text:span text:style-name="T17">1</text:span><text:span text:style-name="T15">)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1">Вердикт тестирующей системы:</text:p>
      <text:p text:style-name="P21"><draw:frame draw:style-name="fr2" draw:name="Изображение2" text:anchor-type="char" svg:x="0cm" svg:y="0.194cm" svg:width="17cm" svg:height="1.649cm" draw:z-index="3"><draw:image xlink:href="Pictures/100000010000052700000080156833CA7D3A84AF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11"><text:span text:style-name="T11">Задача №3.</text:span><text:span text:style-name="T12"> Ближайшее справа. </text:span></text:p>
      <text:p text:style-name="P37">Код программы:</text:p>
      <text:p text:style-name="P37"><draw:custom-shape text:anchor-type="paragraph" draw:z-index="4" draw:name="Врезка 2" draw:style-name="gr24" draw:text-style-name="P66" svg:width="16.925cm" svg:height="13.219cm" svg:x="-0.053cm" svg:y="0.002cm"><text:p text:style-name="P65"><text:span text:style-name="T18">#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a</text:span><text:span text:style-name="T13">, </text:span><text:span text:style-name="T19">size_t </text:span><text:span text:style-name="T13">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9">size_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closestRightBinarySearch</text:span><text:span text:style-name="T15">(</text:span><text:span text:style-name="T13">const int </text:span><text:span text:style-name="T15">*a</text:span><text:span text:style-name="T13">, const int </text:span><text:span text:style-name="T15">n</text:span><text:span text:style-name="T13">, const int </text:span><text:span text:style-name="T15">x) {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</text:span><text:span text:style-name="T13"><text:line-break/></text:span><text:span text:style-name="T13"> <text:s/>int </text:span><text:span text:style-name="T15">right = n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(left + right) / </text:span><text:span text:style-name="T17">2</text:span><text:span text:style-name="T13">;</text:span><text:span text:style-name="T13"><text:line-break/></text:span><text:span text:style-name="T13"> <text:s text:c="3"/>if </text:span><text:span text:style-name="T15">(a[middle] &lt; x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righ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/></text:span><text:span text:style-name="T13">int </text:span><text:span text:style-name="T15">n</text:span><text:span text:style-name="T13">, </text:span><text:span text:style-name="T15">k</text:span><text:span text:style-name="T13">;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</text:span><text:span text:style-name="T13">, </text:span><text:span text:style-name="T15">&amp;k)</text:span><text:span text:style-name="T13">;</text:span><text:span text:style-name="T13"><text:line-break/></text:span><text:span text:style-name="T13"> <text:s/>int </text:span><text:span text:style-name="T15">a[n]</text:span><text:span text:style-name="T13">, </text:span><text:span text:style-name="T15">b[k]</text:span><text:span text:style-name="T13">;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</text:span><text:span text:style-name="T13"><text:line-break/></text:span><text:span text:style-name="T13"> <text:s/></text:span><text:span text:style-name="T15">inputArray(b</text:span><text:span text:style-name="T13">, </text:span><text:span text:style-name="T15">k)</text:span><text:span text:style-name="T13">;</text:span><text:span text:style-name="T13"><text:line-break/>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k</text:span><text:span text:style-name="T13">; </text:span><text:span text:style-name="T15">i++) {</text:span><text:span text:style-name="T15"><text:line-break/></text:span><text:span text:style-name="T15"> <text:s text:c="3"/>printf(</text:span><text:span text:style-name="T16">"%d</text:span><text:span text:style-name="T13">\n</text:span><text:span text:style-name="T16">"</text:span><text:span text:style-name="T13">, </text:span><text:span text:style-name="T15">closestRightBinarySearch(a</text:span><text:span text:style-name="T13">, </text:span><text:span text:style-name="T15">n</text:span><text:span text:style-name="T13">, </text:span><text:span text:style-name="T15">b[i]) + </text:span><text:span text:style-name="T17">1</text:span><text:span text:style-name="T15">)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2">Вердикт тестирующей системы:</text:p>
      <text:p text:style-name="P22"><draw:frame draw:style-name="fr1" draw:name="Изображение3" text:anchor-type="char" svg:width="17cm" svg:height="1.672cm" draw:z-index="5"><draw:image xlink:href="Pictures/1000000100000529000000822448F5F4682DC6F7.png" xlink:type="simple" xlink:show="embed" xlink:actuate="onLoad" draw:mime-type="image/png"/></draw:frame></text:p>
      <text:p text:style-name="P45"/>
      <text:p text:style-name="P11"><text:span text:style-name="T11">Задача №4.</text:span><text:span text:style-name="T12"> Быстрый поиск в массиве.</text:span><text:span text:style-name="T11"> </text:span><text:span text:style-name="T12"><text:s/></text:span></text:p>
      <text:p text:style-name="P37">Код программы:</text:p>
      <text:p text:style-name="P37"><draw:custom-shape text:anchor-type="paragraph" draw:z-index="6" draw:name="Врезка 4" draw:style-name="gr23" draw:text-style-name="P66" svg:width="16.925cm" svg:height="6.024cm" svg:x="-0.053cm" svg:y="0.002cm"><text:p text:style-name="P65"><text:span text:style-name="T18">#include </text:span><text:span text:style-name="T16">&lt;stdio.h&gt;</text:span><text:span text:style-name="T16"><text:line-break/></text:span><text:span text:style-name="T18">#include </text:span><text:span text:style-name="T16">&lt;stdlib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a</text:span><text:span text:style-name="T13">, </text:span><text:span text:style-name="T19">size_t </text:span><text:span text:style-name="T13">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9">size_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compare_ints</text:span><text:span text:style-name="T15">(</text:span><text:span text:style-name="T13">const void </text:span><text:span text:style-name="T15">*a</text:span><text:span text:style-name="T13">, const void </text:span><text:span text:style-name="T15">*b) {</text:span><text:span text:style-name="T15"><text:line-break/></text:span><text:span text:style-name="T15"> <text:s/></text:span><text:span text:style-name="T13">int </text:span><text:span text:style-name="T15">arg1 = *(</text:span><text:span text:style-name="T13">const int </text:span><text:span text:style-name="T15">*) a</text:span><text:span text:style-name="T13">;</text:span><text:span text:style-name="T13"><text:line-break/></text:span><text:span text:style-name="T13"> <text:s/>int </text:span><text:span text:style-name="T15">arg2 = *(</text:span><text:span text:style-name="T13">const int </text:span><text:span text:style-name="T15">*) b</text:span><text:span text:style-name="T13">;</text:span><text:span text:style-name="T13"><text:line-break/></text:span><text:span text:style-name="T13"> <text:s/>if </text:span><text:span text:style-name="T15">(arg1 &lt; arg2) 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3"> <text:s/>if </text:span><text:span text:style-name="T15">(arg1 &gt; arg2) </text:span><text:span text:style-name="T13">return </text:span><text:span text:style-name="T17">1</text:span><text:span text:style-name="T13">;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7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custom-shape text:anchor-type="paragraph" draw:z-index="7" draw:name="Врезка 5" draw:style-name="gr22" draw:text-style-name="P66" svg:width="16.925cm" svg:height="20.499cm" svg:x="-0.053cm" svg:y="0.002cm"><text:p text:style-name="P65"><text:span text:style-name="T13">int </text:span><text:span text:style-name="T14">closestLeftBinarySearch</text:span><text:span text:style-name="T15">(</text:span><text:span text:style-name="T13">const int </text:span><text:span text:style-name="T15">*a</text:span><text:span text:style-name="T13">, const int </text:span><text:span text:style-name="T15">n</text:span><text:span text:style-name="T13">, const int </text:span><text:span text:style-name="T15">x) { </text:span><text:span text:style-name="T15"><text:line-break/></text:span><text:span text:style-name="T15"> <text:s/></text:span><text:span text:style-name="T13">int </text:span><text:span text:style-name="T15">left = </text:span><text:span text:style-name="T17">0</text:span><text:span text:style-name="T13">; </text:span><text:span text:style-name="T13"><text:line-break/></text:span><text:span text:style-name="T13"> <text:s/>int </text:span><text:span text:style-name="T15">right = n - </text:span><text:span text:style-name="T17">1</text:span><text:span text:style-name="T13">; 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 </text:span><text:span text:style-name="T15"><text:line-break/></text:span><text:span text:style-name="T15"> <text:s text:c="3"/></text:span><text:span text:style-name="T13">int </text:span><text:span text:style-name="T15">middle = (left + right) / </text:span><text:span text:style-name="T17">2</text:span><text:span text:style-name="T13">; </text:span><text:span text:style-name="T13"><text:line-break/></text:span><text:span text:style-name="T13"> <text:s text:c="3"/>if </text:span><text:span text:style-name="T15">(a[middle] &lt; x) </text:span><text:span text:style-name="T15"><text:line-break/></text:span><text:span text:style-name="T15"> <text:s text:c="5"/>left = middle</text:span><text:span text:style-name="T13">; </text:span><text:span text:style-name="T13"><text:line-break/></text:span><text:span text:style-name="T13"> <text:s text:c="3"/>else </text:span><text:span text:style-name="T13"><text:line-break/></text:span><text:span text:style-name="T13"> <text:s text:c="5"/></text:span><text:span text:style-name="T15">right = middle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if </text:span><text:span text:style-name="T15">(a[left] &lt; x) </text:span><text:span text:style-name="T15"><text:line-break/></text:span><text:span text:style-name="T15"> <text:s text:c="3"/>left++</text:span><text:span text:style-name="T13">; </text:span><text:span text:style-name="T13"><text:line-break/></text:span><text:span text:style-name="T13"> <text:s/>return </text:span><text:span text:style-name="T15">left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int </text:span><text:span text:style-name="T14">closestRightBinarySearch</text:span><text:span text:style-name="T15">(</text:span><text:span text:style-name="T13">const int </text:span><text:span text:style-name="T15">*a</text:span><text:span text:style-name="T13">, const int </text:span><text:span text:style-name="T15">n</text:span><text:span text:style-name="T13">, const int </text:span><text:span text:style-name="T15">x) { 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 </text:span><text:span text:style-name="T13"><text:line-break/></text:span><text:span text:style-name="T13"> <text:s/>int </text:span><text:span text:style-name="T15">right = n - </text:span><text:span text:style-name="T17">1</text:span><text:span text:style-name="T13">; 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 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 </text:span><text:span text:style-name="T13"><text:line-break/></text:span><text:span text:style-name="T13"> <text:s text:c="3"/>if </text:span><text:span text:style-name="T15">(a[middle] &lt;= x) </text:span><text:span text:style-name="T15"><text:line-break/></text:span><text:span text:style-name="T15"> <text:s text:c="5"/>left = middle</text:span><text:span text:style-name="T13">; </text:span><text:span text:style-name="T13"><text:line-break/></text:span><text:span text:style-name="T13"> <text:s text:c="3"/>else </text:span><text:span text:style-name="T13"><text:line-break/></text:span><text:span text:style-name="T13"> <text:s text:c="5"/></text:span><text:span text:style-name="T15">right = middle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if </text:span><text:span text:style-name="T15">(a[right] &gt; x) </text:span><text:span text:style-name="T15"><text:line-break/></text:span><text:span text:style-name="T15"> <text:s text:c="3"/>right--</text:span><text:span text:style-name="T13">; </text:span><text:span text:style-name="T13"><text:line-break/></text:span><text:span text:style-name="T13"> <text:s/>return </text:span><text:span text:style-name="T15">right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</text:span><text:span text:style-name="T13">; </text:span><text:span text:style-name="T13"><text:line-break/></text:span><text:span text:style-name="T13"> <text:s/></text:span><text:span text:style-name="T15">scanf(</text:span><text:span text:style-name="T16">"%d"</text:span><text:span text:style-name="T13">, </text:span><text:span text:style-name="T15">&amp;n)</text:span><text:span text:style-name="T13">; </text:span><text:span text:style-name="T13"><text:line-break/></text:span><text:span text:style-name="T13"> <text:s/>int </text:span><text:span text:style-name="T15">a[n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qsort(a</text:span><text:span text:style-name="T13">, </text:span><text:span text:style-name="T15">n</text:span><text:span text:style-name="T13">, sizeof</text:span><text:span text:style-name="T15">(</text:span><text:span text:style-name="T13">int</text:span><text:span text:style-name="T15">)</text:span><text:span text:style-name="T13">, </text:span><text:span text:style-name="T15">compare_ints)</text:span><text:span text:style-name="T13">; </text:span><text:span text:style-name="T13"><text:line-break/></text:span><text:span text:style-name="T13"> </text:span><text:span text:style-name="T13"><text:line-break/></text:span><text:span text:style-name="T13"> <text:s/>int </text:span><text:span text:style-name="T15">k</text:span><text:span text:style-name="T13">; </text:span><text:span text:style-name="T13"><text:line-break/></text:span><text:span text:style-name="T13"> <text:s/></text:span><text:span text:style-name="T15">scanf(</text:span><text:span text:style-name="T16">"%d"</text:span><text:span text:style-name="T13">, </text:span><text:span text:style-name="T15">&amp;k)</text:span><text:span text:style-name="T13">; </text:span><text:span text:style-name="T13"><text:line-break/></text:span><text:span text:style-name="T13"> 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k</text:span><text:span text:style-name="T13">; </text:span><text:span text:style-name="T15">i++) { </text:span><text:span text:style-name="T15"><text:line-break/></text:span><text:span text:style-name="T15"> <text:s text:c="3"/></text:span><text:span text:style-name="T13">int </text:span><text:span text:style-name="T15">leftBorder</text:span><text:span text:style-name="T13">, </text:span><text:span text:style-name="T15">rightBorder</text:span><text:span text:style-name="T13">; </text:span><text:span text:style-name="T13"><text:line-break/></text:span><text:span text:style-name="T13"> <text:s text:c="3"/></text:span><text:span text:style-name="T15">scanf(</text:span><text:span text:style-name="T16">"%d %d"</text:span><text:span text:style-name="T13">, </text:span><text:span text:style-name="T15">&amp;leftBorder</text:span><text:span text:style-name="T13">, </text:span><text:span text:style-name="T15">&amp;rightBorder)</text:span><text:span text:style-name="T13">; </text:span><text:span text:style-name="T13"><text:line-break/></text:span><text:span text:style-name="T13"> </text:span><text:span text:style-name="T13"><text:line-break/></text:span><text:span text:style-name="T13"> <text:s text:c="3"/></text:span><text:span text:style-name="T15">printf(</text:span><text:span text:style-name="T16">"%d "</text:span><text:span text:style-name="T13">, </text:span><text:span text:style-name="T15">closestRightBinarySearch(a</text:span><text:span text:style-name="T13">, </text:span><text:span text:style-name="T15">n</text:span><text:span text:style-name="T13">, </text:span><text:span text:style-name="T15">rightBorder) - </text:span><text:span text:style-name="T15"><text:line-break/></text:span><text:span text:style-name="T15"> <text:s text:c="17"/>closestLeftBinarySearch(a</text:span><text:span text:style-name="T13">, </text:span><text:span text:style-name="T15">n</text:span><text:span text:style-name="T13">, </text:span><text:span text:style-name="T15">leftBorder) + </text:span><text:span text:style-name="T17">1</text:span><text:span text:style-name="T15">)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5"> <text:s/></text:span><text:span text:style-name="T13"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2">Вердикт тестирующей системы:</text:p>
      <text:p text:style-name="P22"><draw:frame draw:style-name="fr1" draw:name="Изображение4" text:anchor-type="char" svg:width="17cm" svg:height="1.722cm" draw:z-index="8"><draw:image xlink:href="Pictures/100000010000052B000000865C2BDE0EEEE08336.png" xlink:type="simple" xlink:show="embed" xlink:actuate="onLoad" draw:mime-type="image/png"/></draw:frame></text:p>
      <text:p text:style-name="P22"/>
      <text:p text:style-name="P22"/>
      <text:p text:style-name="P22"/>
      <text:p text:style-name="P22"><text:soft-page-break/></text:p>
      <text:p text:style-name="P12"><text:span text:style-name="T11">Задача №5.</text:span><text:span text:style-name="T12"> Веревочки. </text:span><text:span text:style-name="T11"><text:s/></text:span><text:span text:style-name="T12"><text:s/></text:span></text:p>
      <text:p text:style-name="P38">Код программы:</text:p>
      <text:p text:style-name="P38"><draw:custom-shape text:anchor-type="paragraph" draw:z-index="9" draw:name="Врезка 6" draw:style-name="gr21" draw:text-style-name="P68" svg:width="16.925cm" svg:height="17.278cm" svg:x="-0.053cm" svg:y="0.002cm"><text:p text:style-name="P67"><text:span text:style-name="T18">#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double </text:span><text:span text:style-name="T15">*a</text:span><text:span text:style-name="T13">, </text:span><text:span text:style-name="T19">size_t </text:span><text:span text:style-name="T13">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9">size_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lf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ExistLength</text:span><text:span text:style-name="T15">(</text:span><text:span text:style-name="T13">double const </text:span><text:span text:style-name="T15">*</text:span><text:span text:style-name="T13">const </text:span><text:span text:style-name="T15">a</text:span><text:span text:style-name="T13">, int const </text:span><text:span text:style-name="T15">lengthRope</text:span><text:span text:style-name="T13">, int const </text:span><text:span text:style-name="T15">nPeace</text:span><text:span text:style-name="T13">,</text:span><text:span text:style-name="T13"><text:line-break/></text:span><text:span text:style-name="T13"> <text:s text:c="17"/>double const </text:span><text:span text:style-name="T15">hypothetically) {</text:span><text:span text:style-name="T15"><text:line-break/></text:span><text:span text:style-name="T15"> <text:s/></text:span><text:span text:style-name="T13">int </text:span><text:span text:style-name="T15">count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lengthRope</text:span><text:span text:style-name="T13">; </text:span><text:span text:style-name="T15">++i) {</text:span><text:span text:style-name="T15"><text:line-break/></text:span><text:span text:style-name="T15"> <text:s text:c="3"/>count += (</text:span><text:span text:style-name="T13">int</text:span><text:span text:style-name="T15">)(a[i] / hypothetically)</text:span><text:span text:style-name="T13">;</text:span><text:span text:style-name="T13"><text:line-break/></text:span><text:span text:style-name="T13"> <text:s text:c="3"/>if </text:span><text:span text:style-name="T15">(count &gt;= nPeace)</text:span><text:span text:style-name="T15"><text:line-break/></text:span><text:span text:style-name="T15"> <text:s text:c="5"/></text:span><text:span text:style-name="T13">return </text:span><text:span text:style-name="T17">1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double </text:span><text:span text:style-name="T14">maxLength</text:span><text:span text:style-name="T15">(</text:span><text:span text:style-name="T13">double const </text:span><text:span text:style-name="T15">* </text:span><text:span text:style-name="T13">const </text:span><text:span text:style-name="T15">a</text:span><text:span text:style-name="T13">,</text:span><text:span text:style-name="T13"><text:line-break/></text:span><text:span text:style-name="T13"> <text:s text:c="16"/>int const </text:span><text:span text:style-name="T15">lengthRope</text:span><text:span text:style-name="T13">, int const </text:span><text:span text:style-name="T15">nPeace) {</text:span><text:span text:style-name="T15"><text:line-break/></text:span><text:span text:style-name="T15"> <text:s/></text:span><text:span text:style-name="T13">double </text:span><text:span text:style-name="T15">left = </text:span><text:span text:style-name="T17">0</text:span><text:span text:style-name="T13">;</text:span><text:span text:style-name="T13"><text:line-break/></text:span><text:span text:style-name="T13"> <text:s/>double </text:span><text:span text:style-name="T15">right = </text:span><text:span text:style-name="T17">1e9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= </text:span><text:span text:style-name="T17">100</text:span><text:span text:style-name="T13">; </text:span><text:span text:style-name="T15">i++) {</text:span><text:span text:style-name="T15"><text:line-break/></text:span><text:span text:style-name="T15"> <text:s text:c="3"/></text:span><text:span text:style-name="T13">double </text:span><text:span text:style-name="T15">middle = (left + right) / </text:span><text:span text:style-name="T17">2</text:span><text:span text:style-name="T13">;</text:span><text:span text:style-name="T13"><text:line-break/></text:span><text:span text:style-name="T13"> <text:s text:c="3"/>if </text:span><text:span text:style-name="T15">(isExistLength(a</text:span><text:span text:style-name="T13">, </text:span><text:span text:style-name="T15">lengthRope</text:span><text:span text:style-name="T13">, </text:span><text:span text:style-name="T15">nPeace</text:span><text:span text:style-name="T13">, </text:span><text:span text:style-name="T15">middle)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lef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/></text:span><text:span text:style-name="T13">int </text:span><text:span text:style-name="T15">lengthRope</text:span><text:span text:style-name="T13">, </text:span><text:span text:style-name="T15">nPeace</text:span><text:span text:style-name="T13">;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lengthRope</text:span><text:span text:style-name="T13">, </text:span><text:span text:style-name="T15">&amp;nPeace)</text:span><text:span text:style-name="T13">;</text:span><text:span text:style-name="T13"><text:line-break/></text:span><text:span text:style-name="T13"> <text:s/>double </text:span><text:span text:style-name="T15">a[lengthRope]</text:span><text:span text:style-name="T13">;</text:span><text:span text:style-name="T13"><text:line-break/></text:span><text:span text:style-name="T13"> <text:s/></text:span><text:span text:style-name="T15">inputArray(a</text:span><text:span text:style-name="T13">, </text:span><text:span text:style-name="T15">lengthRope)</text:span><text:span text:style-name="T13">;</text:span><text:span text:style-name="T13"><text:line-break/></text:span><text:span text:style-name="T13"><text:line-break/></text:span><text:span text:style-name="T13"> <text:s/></text:span><text:span text:style-name="T15">printf(</text:span><text:span text:style-name="T16">"%.8f"</text:span><text:span text:style-name="T13">, </text:span><text:span text:style-name="T15">maxLength(a</text:span><text:span text:style-name="T13">, </text:span><text:span text:style-name="T15">lengthRope</text:span><text:span text:style-name="T13">, </text:span><text:span text:style-name="T15">nPeace))</text:span><text:span text:style-name="T13">;</text:span><text:span text:style-name="T13"><text:line-break/>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/>
      <text:p text:style-name="P30"/>
      <text:p text:style-name="P30"/>
      <text:p text:style-name="P30"/>
      <text:p text:style-name="P30"/>
      <text:p text:style-name="P30"/>
      <text:p text:style-name="P23"/>
      <text:p text:style-name="P23">Вердикт тестирующей системы:</text:p>
      <text:p text:style-name="P23"><draw:frame draw:style-name="fr1" draw:name="Изображение5" text:anchor-type="char" svg:width="17cm" svg:height="1.727cm" draw:z-index="10"><draw:image xlink:href="Pictures/10000001000005260000008659D5B9555D1D74D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<text:soft-page-break/><text:span text:style-name="T11">Задача №6. </text:span><text:span text:style-name="T12">Очень Легкая Задача.</text:span><text:span text:style-name="T11"> </text:span><text:span text:style-name="T12"><text:s/></text:span><text:span text:style-name="T11"><text:s/></text:span><text:span text:style-name="T12"><text:s/></text:span></text:p>
      <text:p text:style-name="P38">Код программы:</text:p>
      <text:p text:style-name="P38"><draw:custom-shape text:anchor-type="paragraph" draw:z-index="11" draw:name="Врезка 7" draw:style-name="gr18" draw:text-style-name="P66" svg:width="16.925cm" svg:height="12.923cm" svg:x="-0.053cm" svg:y="0.002cm"><text:p text:style-name="P65"><text:span text:style-name="T18">#include </text:span><text:span text:style-name="T16">&lt;stdio.h&gt;</text:span><text:span text:style-name="T16"><text:line-break/></text:span><text:span text:style-name="T16"><text:line-break/></text:span><text:span text:style-name="T13">int </text:span><text:span text:style-name="T14">min</text:span><text:span text:style-name="T15">(</text:span><text:span text:style-name="T13">int const </text:span><text:span text:style-name="T15">a</text:span><text:span text:style-name="T13">, int const </text:span><text:span text:style-name="T15">b) {</text:span><text:span text:style-name="T15"><text:line-break/></text:span><text:span text:style-name="T15"> <text:s/></text:span><text:span text:style-name="T13">return </text:span><text:span text:style-name="T15">a &lt; b ? a : b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ax</text:span><text:span text:style-name="T15">(</text:span><text:span text:style-name="T13">int const </text:span><text:span text:style-name="T15">a</text:span><text:span text:style-name="T13">, int const </text:span><text:span text:style-name="T15">b) {</text:span><text:span text:style-name="T15"><text:line-break/></text:span><text:span text:style-name="T15"> <text:s/></text:span><text:span text:style-name="T13">return </text:span><text:span text:style-name="T15">a &lt; b ? a : b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inTime</text:span><text:span text:style-name="T15">(</text:span><text:span text:style-name="T13">int const </text:span><text:span text:style-name="T15">n</text:span><text:span text:style-name="T13">, int const </text:span><text:span text:style-name="T15">firstPrinterTime</text:span><text:span text:style-name="T13">,</text:span><text:span text:style-name="T13"><text:line-break/></text:span><text:span text:style-name="T13"> <text:s text:c="11"/>int const </text:span><text:span text:style-name="T15">secondPrinterTime) {</text:span><text:span text:style-name="T15"><text:line-break/></text:span><text:span text:style-name="T15"> <text:s/></text:span><text:span text:style-name="T13">int </text:span><text:span text:style-name="T15">left = </text:span><text:span text:style-name="T17">0</text:span><text:span text:style-name="T13">;</text:span><text:span text:style-name="T13"><text:line-break/></text:span><text:span text:style-name="T13"> <text:s/>int </text:span><text:span text:style-name="T15">right = (n - </text:span><text:span text:style-name="T17">1</text:span><text:span text:style-name="T15">) * max(firstPrinterTime</text:span><text:span text:style-name="T13">, </text:span><text:span text:style-name="T15">secondPrinterTime)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f </text:span><text:span text:style-name="T15">((middle / firstPrinterTime + middle / secondPrinterTime) &lt; n - </text:span><text:span text:style-name="T17">1</text:span><text:span text:style-name="T15">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right + min(firstPrinterTime</text:span><text:span text:style-name="T13">, </text:span><text:span text:style-name="T15">secondPrinterTime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/></text:span><text:span text:style-name="T13">int </text:span><text:span text:style-name="T15">n</text:span><text:span text:style-name="T13">, </text:span><text:span text:style-name="T15">firstPrinterTime</text:span><text:span text:style-name="T13">, </text:span><text:span text:style-name="T15">secondPrinterTime</text:span><text:span text:style-name="T13">;</text:span><text:span text:style-name="T13"><text:line-break/></text:span><text:span text:style-name="T13"> <text:s/></text:span><text:span text:style-name="T15">scanf(</text:span><text:span text:style-name="T16">"%d %d %d"</text:span><text:span text:style-name="T13">, </text:span><text:span text:style-name="T15">&amp;n</text:span><text:span text:style-name="T13">, </text:span><text:span text:style-name="T15">&amp;firstPrinterTime</text:span><text:span text:style-name="T13">, </text:span><text:span text:style-name="T15">&amp;secondPrinterTime)</text:span><text:span text:style-name="T13">;</text:span><text:span text:style-name="T13"><text:line-break/></text:span><text:span text:style-name="T13"><text:line-break/></text:span><text:span text:style-name="T13"> <text:s/></text:span><text:span text:style-name="T15">printf(</text:span><text:span text:style-name="T16">"%d"</text:span><text:span text:style-name="T13">, </text:span><text:span text:style-name="T15">minTime(n</text:span><text:span text:style-name="T13">, </text:span><text:span text:style-name="T15">firstPrinterTime</text:span><text:span text:style-name="T13">, </text:span><text:span text:style-name="T15">secondPrinterTime))</text:span><text:span text:style-name="T13">;</text:span><text:span text:style-name="T13"><text:line-break/>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0"/>
      <text:p text:style-name="P30"/>
      <text:p text:style-name="P23">Вердикт тестирующей системы:</text:p>
      <text:p text:style-name="P23"><draw:frame draw:style-name="fr1" draw:name="Изображение6" text:anchor-type="char" svg:width="17cm" svg:height="1.826cm" draw:z-index="12"><draw:image xlink:href="Pictures/10000001000005290000008E6451804743208325.png" xlink:type="simple" xlink:show="embed" xlink:actuate="onLoad" draw:mime-type="image/png"/></draw:frame></text:p>
      <text:p text:style-name="P23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3"><text:soft-page-break/><text:span text:style-name="T11">Задача №7.</text:span><text:span text:style-name="T12"> Гамбургеры. </text:span><text:span text:style-name="T11"><text:s/></text:span><text:span text:style-name="T12"><text:s/></text:span><text:span text:style-name="T11"><text:s/></text:span><text:span text:style-name="T12"><text:s/></text:span></text:p>
      <text:p text:style-name="P39">Код программы:</text:p>
      <text:p text:style-name="P39"><draw:custom-shape text:anchor-type="paragraph" draw:z-index="13" draw:name="Врезка 8" draw:style-name="gr20" draw:text-style-name="P66" svg:width="16.925cm" svg:height="24.882cm" svg:x="-0.053cm" svg:y="0.002cm"><text:p text:style-name="P65"><text:span text:style-name="T18"># include </text:span><text:span text:style-name="T16">&lt;stdio.h&gt;</text:span><text:span text:style-name="T16"><text:line-break/></text:span><text:span text:style-name="T18"># include </text:span><text:span text:style-name="T16">&lt;string.h&gt;</text:span><text:span text:style-name="T16"><text:line-break/></text:span><text:span text:style-name="T16"><text:line-break/></text:span><text:span text:style-name="T18"># define </text:span><text:span text:style-name="T20">MAX_RECIPE_LENGTH </text:span><text:span text:style-name="T17">100</text:span><text:span text:style-name="T17"><text:line-break/></text:span><text:span text:style-name="T17"><text:line-break/></text:span><text:span text:style-name="T13">int </text:span><text:span text:style-name="T14">getRecipe</text:span><text:span text:style-name="T15">(</text:span><text:span text:style-name="T13">char </text:span><text:span text:style-name="T15">*recipe</text:span><text:span text:style-name="T13">, int </text:span><text:span text:style-name="T15">*nBread</text:span><text:span text:style-name="T13">, int </text:span><text:span text:style-name="T15">*nSausage</text:span><text:span text:style-name="T13">, int </text:span><text:span text:style-name="T15">*</text:span><text:span text:style-name="T15"><text:line-break/></text:span><text:span text:style-name="T15">nCheese) {</text:span><text:span text:style-name="T15"><text:line-break/></text:span><text:span text:style-name="T15"> <text:s/></text:span><text:span text:style-name="T13">int </text:span><text:span text:style-name="T15">nIngredients = strlen(recipe)</text:span><text:span text:style-name="T13">;</text:span><text:span text:style-name="T13"><text:line-break/></text:span><text:span text:style-name="T13"> <text:s/></text:span><text:span text:style-name="T15">*nBread = </text:span><text:span text:style-name="T17">0</text:span><text:span text:style-name="T13">;</text:span><text:span text:style-name="T13"><text:line-break/></text:span><text:span text:style-name="T13"> <text:s/></text:span><text:span text:style-name="T15">*nSausage = </text:span><text:span text:style-name="T17">0</text:span><text:span text:style-name="T13">;</text:span><text:span text:style-name="T13"><text:line-break/></text:span><text:span text:style-name="T13"> <text:s/></text:span><text:span text:style-name="T15">*nCheese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ngredientIndex = </text:span><text:span text:style-name="T17">0</text:span><text:span text:style-name="T13">; </text:span><text:span text:style-name="T15">ingredientIndex &lt; nIngredients</text:span><text:span text:style-name="T13">;</text:span><text:span text:style-name="T13"><text:line-break/></text:span><text:span text:style-name="T13"> <text:s text:c="6"/></text:span><text:span text:style-name="T15">ingredientIndex++) {</text:span><text:span text:style-name="T15"><text:line-break/></text:span><text:span text:style-name="T15"> <text:s text:c="3"/></text:span><text:span text:style-name="T13">switch </text:span><text:span text:style-name="T15">(recipe[ingredientIndex]) {</text:span><text:span text:style-name="T15"><text:line-break/></text:span><text:span text:style-name="T15"> <text:s text:c="5"/></text:span><text:span text:style-name="T13">case </text:span><text:span text:style-name="T16">'B'</text:span><text:span text:style-name="T15">:</text:span><text:span text:style-name="T15"><text:line-break/></text:span><text:span text:style-name="T15"> <text:s text:c="7"/>(*nBread)++</text:span><text:span text:style-name="T13">;</text:span><text:span text:style-name="T13"><text:line-break/></text:span><text:span text:style-name="T13"> <text:s text:c="7"/>break;</text:span><text:span text:style-name="T13"><text:line-break/></text:span><text:span text:style-name="T13"> <text:s text:c="5"/>case </text:span><text:span text:style-name="T16">'S'</text:span><text:span text:style-name="T15">:</text:span><text:span text:style-name="T15"><text:line-break/></text:span><text:span text:style-name="T15"> <text:s text:c="7"/>(*nSausage)++</text:span><text:span text:style-name="T13">;</text:span><text:span text:style-name="T13"><text:line-break/></text:span><text:span text:style-name="T13"> <text:s text:c="7"/>break;</text:span><text:span text:style-name="T13"><text:line-break/></text:span><text:span text:style-name="T13"> <text:s text:c="5"/>case </text:span><text:span text:style-name="T16">'C'</text:span><text:span text:style-name="T15">:</text:span><text:span text:style-name="T15"><text:line-break/></text:span><text:span text:style-name="T15"> <text:s text:c="7"/>(*nCheese)++</text:span><text:span text:style-name="T13">;</text:span><text:span text:style-name="T13"><text:line-break/></text:span><text:span text:style-name="T13"> <text:s text:c="7"/>break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 <text:s/>}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long long </text:span><text:span text:style-name="T14">isEnoughMoney_</text:span><text:span text:style-name="T15">(</text:span><text:span text:style-name="T13">int </text:span><text:span text:style-name="T15">n</text:span><text:span text:style-name="T13">, int </text:span><text:span text:style-name="T15">count</text:span><text:span text:style-name="T13">, int </text:span><text:span text:style-name="T15">price</text:span><text:span text:style-name="T13">, long long </text:span><text:span text:style-name="T15">i) {</text:span><text:span text:style-name="T15"><text:line-break/></text:span><text:span text:style-name="T15"> <text:s/></text:span><text:span text:style-name="T13">long long </text:span><text:span text:style-name="T15">cost = (i * n - count) * price</text:span><text:span text:style-name="T13">;</text:span><text:span text:style-name="T13"><text:line-break/></text:span><text:span text:style-name="T13"> <text:s/>if </text:span><text:span text:style-name="T15">(cost &gt; </text:span><text:span text:style-name="T17">0</text:span><text:span text:style-name="T15">)</text:span><text:span text:style-name="T15"><text:line-break/></text:span><text:span text:style-name="T15"> <text:s text:c="3"/></text:span><text:span text:style-name="T13">return </text:span><text:span text:style-name="T15">cost</text:span><text:span text:style-name="T13">;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EnoughMoney</text:span><text:span text:style-name="T15">(</text:span><text:span text:style-name="T13">int </text:span><text:span text:style-name="T15">nBread</text:span><text:span text:style-name="T13">, int </text:span><text:span text:style-name="T15">nSausage</text:span><text:span text:style-name="T13">, int </text:span><text:span text:style-name="T15">nCheese</text:span><text:span text:style-name="T13">,</text:span><text:span text:style-name="T13"><text:line-break/></text:span><text:span text:style-name="T13"> <text:s text:c="17"/>int </text:span><text:span text:style-name="T15">countBread</text:span><text:span text:style-name="T13">, int </text:span><text:span text:style-name="T15">countSausage</text:span><text:span text:style-name="T13">, int </text:span><text:span text:style-name="T15">countCheese</text:span><text:span text:style-name="T13">,</text:span><text:span text:style-name="T13"><text:line-break/></text:span><text:span text:style-name="T13"> <text:s text:c="17"/>int </text:span><text:span text:style-name="T15">priceBread</text:span><text:span text:style-name="T13">, int </text:span><text:span text:style-name="T15">priceSausage</text:span><text:span text:style-name="T13">, int </text:span><text:span text:style-name="T15">priceCheese</text:span><text:span text:style-name="T13">,</text:span><text:span text:style-name="T13"><text:line-break/></text:span><text:span text:style-name="T13"> <text:s text:c="17"/>long long </text:span><text:span text:style-name="T15">countMoney</text:span><text:span text:style-name="T13">, long long </text:span><text:span text:style-name="T15">i) {</text:span><text:span text:style-name="T15"><text:line-break/></text:span><text:span text:style-name="T15"> <text:s/></text:span><text:span text:style-name="T13">return </text:span><text:span text:style-name="T15">(isEnoughMoney_(nBread</text:span><text:span text:style-name="T13">, </text:span><text:span text:style-name="T15">countBread</text:span><text:span text:style-name="T13">, </text:span><text:span text:style-name="T15">priceBread</text:span><text:span text:style-name="T13">, </text:span><text:span text:style-name="T15">i) +</text:span><text:span text:style-name="T15"><text:line-break/></text:span><text:span text:style-name="T15"> <text:s text:c="9"/>isEnoughMoney_(nSausage</text:span><text:span text:style-name="T13">, </text:span><text:span text:style-name="T15">countSausage</text:span><text:span text:style-name="T13">, </text:span><text:span text:style-name="T15">priceSausage</text:span><text:span text:style-name="T13">, </text:span><text:span text:style-name="T15">i) +</text:span><text:span text:style-name="T15"><text:line-break/></text:span><text:span text:style-name="T15"> <text:s text:c="9"/>isEnoughMoney_(nCheese</text:span><text:span text:style-name="T13">, </text:span><text:span text:style-name="T15">countCheese</text:span><text:span text:style-name="T13">, </text:span><text:span text:style-name="T15">priceCheese</text:span><text:span text:style-name="T13">, </text:span><text:span text:style-name="T15">i)) &lt;= countMoney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long long </text:span><text:span text:style-name="T14">binCountBurger</text:span><text:span text:style-name="T15">(</text:span><text:span text:style-name="T13">int </text:span><text:span text:style-name="T15">nBread</text:span><text:span text:style-name="T13">, int </text:span><text:span text:style-name="T15">nSausage</text:span><text:span text:style-name="T13">, int </text:span><text:span text:style-name="T15">nCheese</text:span><text:span text:style-name="T13">,</text:span><text:span text:style-name="T13"><text:line-break/></text:span><text:span text:style-name="T13"> <text:s text:c="24"/>int </text:span><text:span text:style-name="T15">countBread</text:span><text:span text:style-name="T13">, int </text:span><text:span text:style-name="T15">countSausage</text:span><text:span text:style-name="T13">, int </text:span><text:span text:style-name="T15">countCheese</text:span><text:span text:style-name="T13">,</text:span><text:span text:style-name="T13"><text:line-break/></text:span><text:span text:style-name="T13"> <text:s text:c="24"/>int </text:span><text:span text:style-name="T15">priceBread</text:span><text:span text:style-name="T13">, int </text:span><text:span text:style-name="T15">priceSausage</text:span><text:span text:style-name="T13">, int </text:span><text:span text:style-name="T15">priceCheese</text:span><text:span text:style-name="T13">,</text:span><text:span text:style-name="T13"><text:line-break/></text:span><text:span text:style-name="T13"> <text:s text:c="24"/>long long </text:span><text:span text:style-name="T15">countMoney) {</text:span><text:span text:style-name="T15"><text:line-break/></text:span><text:span text:style-name="T15"> <text:s/></text:span><text:span text:style-name="T13">long long </text:span><text:span text:style-name="T15">left = </text:span><text:span text:style-name="T17">0</text:span><text:span text:style-name="T13">;</text:span><text:span text:style-name="T13"><text:line-break/></text:span><text:span text:style-name="T13"> <text:s/>long long </text:span><text:span text:style-name="T15">right = (</text:span><text:span text:style-name="T13">long long</text:span><text:span text:style-name="T15">) </text:span><text:span text:style-name="T17">1e13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long long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nt </text:span><text:span text:style-name="T15">f = isEnoughMoney(nBread</text:span><text:span text:style-name="T13">, </text:span><text:span text:style-name="T15">nSausage</text:span><text:span text:style-name="T13">, </text:span><text:span text:style-name="T15">nCheese</text:span><text:span text:style-name="T13">, </text:span><text:span text:style-name="T15">countBread</text:span><text:span text:style-name="T13">, </text:span><text:span text:style-name="T15">countSausage</text:span><text:span text:style-name="T13">,</text:span><text:span text:style-name="T13"><text:line-break/></text:span><text:span text:style-name="T13"> <text:s text:c="25"/></text:span><text:span text:style-name="T15">countCheese</text:span><text:span text:style-name="T13">, </text:span><text:span text:style-name="T15">priceBread</text:span><text:span text:style-name="T13">, </text:span><text:span text:style-name="T15">priceSausage</text:span><text:span text:style-name="T13">, </text:span><text:span text:style-name="T15">priceCheese</text:span><text:span text:style-name="T13">,</text:span><text:span text:style-name="T13"><text:line-break/></text:span><text:span text:style-name="T13"> <text:s text:c="25"/></text:span><text:span text:style-name="T15">countMoney</text:span><text:span text:style-name="T13">, </text:span><text:span text:style-name="T15">middle)</text:span><text:span text:style-name="T13">;</text:span><text:span text:style-name="T13"><text:line-break/></text:span><text:span text:style-name="T13"> <text:s text:c="3"/>if </text:span><text:span text:style-name="T15">(f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lef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custom-shape text:anchor-type="paragraph" draw:z-index="14" draw:name="Врезка 9" draw:style-name="gr19" draw:text-style-name="P66" svg:width="16.925cm" svg:height="7.658cm" svg:x="-0.053cm" svg:y="0.002cm"><text:p text:style-name="P65"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char </text:span><text:span text:style-name="T15">recipe[</text:span><text:span text:style-name="T20">MAX_RECIPE_LENGTH </text:span><text:span text:style-name="T15">+ </text:span><text:span text:style-name="T17">1</text:span><text:span text:style-name="T15">]</text:span><text:span text:style-name="T13">; </text:span><text:span text:style-name="T13"><text:line-break/></text:span><text:span text:style-name="T13"> </text:span><text:span text:style-name="T13"><text:line-break/></text:span><text:span text:style-name="T13"> <text:s/>int </text:span><text:span text:style-name="T15">nBread</text:span><text:span text:style-name="T13">, </text:span><text:span text:style-name="T15">nSausage</text:span><text:span text:style-name="T13">, </text:span><text:span text:style-name="T15">nCheese</text:span><text:span text:style-name="T13">; </text:span><text:span text:style-name="T13"><text:line-break/></text:span><text:span text:style-name="T13"> <text:s/></text:span><text:span text:style-name="T15">gets(recipe)</text:span><text:span text:style-name="T13">; </text:span><text:span text:style-name="T13"><text:line-break/></text:span><text:span text:style-name="T13"> <text:s/></text:span><text:span text:style-name="T15">getRecipe(recipe</text:span><text:span text:style-name="T13">, </text:span><text:span text:style-name="T15">&amp;nBread</text:span><text:span text:style-name="T13">, </text:span><text:span text:style-name="T15">&amp;nSausage</text:span><text:span text:style-name="T13">, </text:span><text:span text:style-name="T15">&amp;nCheese)</text:span><text:span text:style-name="T13">; </text:span><text:span text:style-name="T13"><text:line-break/></text:span><text:span text:style-name="T13"> <text:s/>int </text:span><text:span text:style-name="T15">countBread</text:span><text:span text:style-name="T13">, </text:span><text:span text:style-name="T15">countSausage</text:span><text:span text:style-name="T13">, </text:span><text:span text:style-name="T15">countCheese</text:span><text:span text:style-name="T13">, </text:span><text:span text:style-name="T13"><text:line-break/></text:span><text:span text:style-name="T13"> <text:s text:c="3"/></text:span><text:span text:style-name="T15">priceBread</text:span><text:span text:style-name="T13">, </text:span><text:span text:style-name="T15">priceSausage</text:span><text:span text:style-name="T13">, </text:span><text:span text:style-name="T15">priceCheese</text:span><text:span text:style-name="T13">; </text:span><text:span text:style-name="T13"><text:line-break/></text:span><text:span text:style-name="T13"> <text:s/>long long </text:span><text:span text:style-name="T15">countMoney</text:span><text:span text:style-name="T13">; </text:span><text:span text:style-name="T13"><text:line-break/></text:span><text:span text:style-name="T13"> <text:s/></text:span><text:span text:style-name="T15">scanf(</text:span><text:span text:style-name="T16">"%d %d %d %d %d %d %lld"</text:span><text:span text:style-name="T13">, </text:span><text:span text:style-name="T15">&amp;countBread</text:span><text:span text:style-name="T13">, </text:span><text:span text:style-name="T15">&amp;countSausage</text:span><text:span text:style-name="T13">, </text:span><text:span text:style-name="T13"><text:line-break/></text:span><text:span text:style-name="T13"> <text:s text:c="7"/></text:span><text:span text:style-name="T15">&amp;countCheese</text:span><text:span text:style-name="T13">, </text:span><text:span text:style-name="T15">&amp;priceBread</text:span><text:span text:style-name="T13">, </text:span><text:span text:style-name="T15">&amp;priceSausage</text:span><text:span text:style-name="T13">, </text:span><text:span text:style-name="T15">&amp;priceCheese</text:span><text:span text:style-name="T13">, </text:span><text:span text:style-name="T15">&amp;countMoney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printf(</text:span><text:span text:style-name="T16">"%lld"</text:span><text:span text:style-name="T13">, </text:span><text:span text:style-name="T13"><text:line-break/></text:span><text:span text:style-name="T13"> <text:s text:c="8"/></text:span><text:span text:style-name="T15">binCountBurger(nBread</text:span><text:span text:style-name="T13">, </text:span><text:span text:style-name="T15">nSausage</text:span><text:span text:style-name="T13">, </text:span><text:span text:style-name="T15">nCheese</text:span><text:span text:style-name="T13">, </text:span><text:span text:style-name="T15">countBread</text:span><text:span text:style-name="T13">, </text:span><text:span text:style-name="T15">countSausage</text:span><text:span text:style-name="T13">, </text:span><text:span text:style-name="T13"><text:line-break/></text:span><text:span text:style-name="T13"> <text:s text:c="23"/></text:span><text:span text:style-name="T15">countCheese</text:span><text:span text:style-name="T13">, </text:span><text:span text:style-name="T15">priceBread</text:span><text:span text:style-name="T13">, </text:span><text:span text:style-name="T15">priceSausage</text:span><text:span text:style-name="T13">, </text:span><text:span text:style-name="T15">priceCheese</text:span><text:span text:style-name="T13">, </text:span><text:span text:style-name="T13"><text:line-break/></text:span><text:span text:style-name="T13"> <text:s text:c="23"/></text:span><text:span text:style-name="T15">countMoney))</text:span><text:span text:style-name="T13">; </text:span><text:span text:style-name="T13"><text:line-break/></text:span><text:span text:style-name="T13">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1"/>
      <text:p text:style-name="P31"/>
      <text:p text:style-name="P24">Вердикт тестирующей системы:</text:p>
      <text:p text:style-name="P24"><draw:frame draw:style-name="fr1" draw:name="Изображение7" text:anchor-type="char" svg:width="17cm" svg:height="1.753cm" draw:z-index="15"><draw:image xlink:href="Pictures/100000010000053000000089A7A0AB7A0B1F43F3.png" xlink:type="simple" xlink:show="embed" xlink:actuate="onLoad" draw:mime-type="image/png"/></draw:frame></text:p>
      <text:p text:style-name="P13"><text:span text:style-name="T11">Задача №8.</text:span><text:span text:style-name="T12"> Компьютерная игра. </text:span><text:span text:style-name="T11"><text:s/></text:span><text:span text:style-name="T12"><text:s/></text:span><text:span text:style-name="T11"><text:s/></text:span><text:span text:style-name="T12"><text:s/></text:span></text:p>
      <text:p text:style-name="P39">Код программы:</text:p>
      <text:p text:style-name="P39"><draw:custom-shape text:anchor-type="paragraph" draw:z-index="16" draw:name="Врезка 10" draw:style-name="gr18" draw:text-style-name="P66" svg:width="16.925cm" svg:height="12.923cm" svg:x="-0.053cm" svg:y="0.002cm"><text:p text:style-name="P65"><text:span text:style-name="T18"># include </text:span><text:span text:style-name="T16">&lt;stdio.h&gt;</text:span><text:span text:style-name="T16"><text:line-break/></text:span><text:span text:style-name="T16"><text:line-break/></text:span><text:span text:style-name="T13">int </text:span><text:span text:style-name="T14">isEnoughMoves</text:span><text:span text:style-name="T15">(</text:span><text:span text:style-name="T13">int </text:span><text:span text:style-name="T15">laptopCharge</text:span><text:span text:style-name="T13">, int </text:span><text:span text:style-name="T15">countMoves</text:span><text:span text:style-name="T13">, int </text:span><text:span text:style-name="T15">withoutCharging</text:span><text:span text:style-name="T13">,</text:span><text:span text:style-name="T13"><text:line-break/></text:span><text:span text:style-name="T13"> <text:s text:c="17"/>int </text:span><text:span text:style-name="T15">withCharging</text:span><text:span text:style-name="T13">, int </text:span><text:span text:style-name="T15">presumably) {</text:span><text:span text:style-name="T15"><text:line-break/></text:span><text:span text:style-name="T15"> <text:s/></text:span><text:span text:style-name="T13">if </text:span><text:span text:style-name="T15">(presumably &gt; countMoves)</text:span><text:span text:style-name="T15"><text:line-break/></text:span><text:span text:style-name="T15"> <text:s text:c="3"/></text:span><text:span text:style-name="T13">return </text:span><text:span text:style-name="T17">0</text:span><text:span text:style-name="T13">;</text:span><text:span text:style-name="T13"><text:line-break/></text:span><text:span text:style-name="T13"> <text:s/>long long </text:span><text:span text:style-name="T15">asd = (</text:span><text:span text:style-name="T13">long long</text:span><text:span text:style-name="T15">) presumably * (</text:span><text:span text:style-name="T13">long long</text:span><text:span text:style-name="T15">) withoutCharging +</text:span><text:span text:style-name="T15"><text:line-break/></text:span><text:span text:style-name="T15"> <text:s text:c="18"/>((</text:span><text:span text:style-name="T13">long long</text:span><text:span text:style-name="T15">) countMoves - (</text:span><text:span text:style-name="T13">long long</text:span><text:span text:style-name="T15">) presumably) *</text:span><text:span text:style-name="T15"><text:line-break/></text:span><text:span text:style-name="T15"> <text:s text:c="18"/>(</text:span><text:span text:style-name="T13">long long</text:span><text:span text:style-name="T15">) withCharging</text:span><text:span text:style-name="T13">;</text:span><text:span text:style-name="T13"><text:line-break/></text:span><text:span text:style-name="T13"> <text:s/>if </text:span><text:span text:style-name="T15">(asd &lt; laptopCharge)</text:span><text:span text:style-name="T15"><text:line-break/></text:span><text:span text:style-name="T15"> <text:s text:c="3"/></text:span><text:span text:style-name="T13">return </text:span><text:span text:style-name="T17">1</text:span><text:span text:style-name="T13">;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binMoves</text:span><text:span text:style-name="T15">(</text:span><text:span text:style-name="T13">int </text:span><text:span text:style-name="T15">laptopCharge</text:span><text:span text:style-name="T13">, int </text:span><text:span text:style-name="T15">countMoves</text:span><text:span text:style-name="T13">,</text:span><text:span text:style-name="T13"><text:line-break/></text:span><text:span text:style-name="T13"> <text:s text:c="12"/>int </text:span><text:span text:style-name="T15">withoutCharging</text:span><text:span text:style-name="T13">, int </text:span><text:span text:style-name="T15">withCharging) {</text:span><text:span text:style-name="T15"><text:line-break/></text:span><text:span text:style-name="T15"> <text:s/></text:span><text:span text:style-name="T13">if </text:span><text:span text:style-name="T15">((</text:span><text:span text:style-name="T13">long long</text:span><text:span text:style-name="T15">)withCharging * (</text:span><text:span text:style-name="T13">long long</text:span><text:span text:style-name="T15">)countMoves &gt;= laptopCharge)</text:span><text:span text:style-name="T15"><text:line-break/></text:span><text:span text:style-name="T15"> <text:s text:c="3"/>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3"> <text:s/>int </text:span><text:span text:style-name="T15">left = </text:span><text:span text:style-name="T17">0</text:span><text:span text:style-name="T13">;</text:span><text:span text:style-name="T13"><text:line-break/></text:span><text:span text:style-name="T13"> <text:s/>int </text:span><text:span text:style-name="T15">right = countMoves + </text:span><text:span text:style-name="T17">5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nt </text:span><text:span text:style-name="T15">f = isEnoughMoves(laptopCharge</text:span><text:span text:style-name="T13">, </text:span><text:span text:style-name="T15">countMoves</text:span><text:span text:style-name="T13">, </text:span><text:span text:style-name="T15">withoutCharging</text:span><text:span text:style-name="T13">,</text:span><text:span text:style-name="T13"><text:line-break/></text:span><text:span text:style-name="T13"> <text:s text:c="25"/></text:span><text:span text:style-name="T15">withCharging</text:span><text:span text:style-name="T13">, </text:span><text:span text:style-name="T15">middle)</text:span><text:span text:style-name="T13">;</text:span><text:span text:style-name="T13"><text:line-break/></text:span><text:span text:style-name="T13"> <text:s text:c="3"/>if </text:span><text:span text:style-name="T15">(f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lef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1"/>
      <text:p text:style-name="P31"/>
      <text:p text:style-name="P31"/>
      <text:p text:style-name="P31"><draw:custom-shape text:anchor-type="paragraph" draw:z-index="18" draw:name="Врезка 11" draw:style-name="gr17" draw:text-style-name="P66" svg:width="16.925cm" svg:height="6.084cm" svg:x="-0.053cm" svg:y="0.002cm"><text:p text:style-name="P65"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q</text:span><text:span text:style-name="T13">; </text:span><text:span text:style-name="T13"><text:line-break/></text:span><text:span text:style-name="T13"> <text:s/></text:span><text:span text:style-name="T15">scanf(</text:span><text:span text:style-name="T16">"%d"</text:span><text:span text:style-name="T13">, </text:span><text:span text:style-name="T15">&amp;q)</text:span><text:span text:style-name="T13">; </text:span><text:span text:style-name="T13"><text:line-break/></text:span><text:span text:style-name="T13"> 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q</text:span><text:span text:style-name="T13">; </text:span><text:span text:style-name="T15">i++) { </text:span><text:span text:style-name="T15"><text:line-break/></text:span><text:span text:style-name="T15"> <text:s text:c="3"/></text:span><text:span text:style-name="T13">int </text:span><text:span text:style-name="T15">laptopCharge</text:span><text:span text:style-name="T13">, </text:span><text:span text:style-name="T15">countMoves</text:span><text:span text:style-name="T13">, </text:span><text:span text:style-name="T15">withoutCharging</text:span><text:span text:style-name="T13">, </text:span><text:span text:style-name="T15">withCharging</text:span><text:span text:style-name="T13">; </text:span><text:span text:style-name="T13"><text:line-break/></text:span><text:span text:style-name="T13"> <text:s text:c="3"/></text:span><text:span text:style-name="T15">scanf(</text:span><text:span text:style-name="T16">"%d %d %d %d"</text:span><text:span text:style-name="T13">, </text:span><text:span text:style-name="T15">&amp;laptopCharge</text:span><text:span text:style-name="T13">, </text:span><text:span text:style-name="T15">&amp;countMoves</text:span><text:span text:style-name="T13">, </text:span><text:span text:style-name="T15">&amp;withoutCharging</text:span><text:span text:style-name="T13">, </text:span><text:span text:style-name="T13"><text:line-break/></text:span><text:span text:style-name="T13"> <text:s text:c="9"/></text:span><text:span text:style-name="T15">&amp;withCharging)</text:span><text:span text:style-name="T13">; </text:span><text:span text:style-name="T13"><text:line-break/></text:span><text:span text:style-name="T13"> </text:span><text:span text:style-name="T13"><text:line-break/></text:span><text:span text:style-name="T13"> <text:s text:c="3"/></text:span><text:span text:style-name="T15">printf(</text:span><text:span text:style-name="T16">"%d</text:span><text:span text:style-name="T13">\n</text:span><text:span text:style-name="T16">"</text:span><text:span text:style-name="T13">, </text:span><text:span text:style-name="T13"><text:line-break/></text:span><text:span text:style-name="T13"> <text:s text:c="10"/></text:span><text:span text:style-name="T15">binMoves(laptopCharge</text:span><text:span text:style-name="T13">, </text:span><text:span text:style-name="T15">countMoves</text:span><text:span text:style-name="T13">, </text:span><text:span text:style-name="T15">withoutCharging</text:span><text:span text:style-name="T13">, </text:span><text:span text:style-name="T15">withCharging))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/text:span><text:span text:style-name="T15"><text:line-break/></text:span><text:span text:style-name="T15"> <text:s/></text:span><text:span text:style-name="T13"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4">Вердикт тестирующей системы:</text:p>
      <text:p text:style-name="P24"><draw:frame draw:style-name="fr1" draw:name="Изображение8" text:anchor-type="char" svg:width="17cm" svg:height="1.826cm" draw:z-index="17"><draw:image xlink:href="Pictures/10000001000005290000008E6451804743208325.png" xlink:type="simple" xlink:show="embed" xlink:actuate="onLoad" draw:mime-type="image/png"/></draw:frame></text:p>
      <text:p text:style-name="P14"><text:span text:style-name="T11">Задача №9.</text:span><text:span text:style-name="T12"> Книги </text:span><text:span text:style-name="T11"><text:s/></text:span><text:span text:style-name="T12"><text:s/></text:span><text:span text:style-name="T11"><text:s/></text:span><text:span text:style-name="T12"><text:s/></text:span></text:p>
      <text:p text:style-name="P40">Код программы:</text:p>
      <text:p text:style-name="P40"><draw:custom-shape text:anchor-type="paragraph" draw:z-index="19" draw:name="Врезка 12" draw:style-name="gr16" draw:text-style-name="P66" svg:width="16.925cm" svg:height="15.684cm" svg:x="-0.053cm" svg:y="0.002cm"><text:p text:style-name="P65"><text:span text:style-name="T18"># 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a</text:span><text:span text:style-name="T13">, </text:span><text:span text:style-name="T19">size_t </text:span><text:span text:style-name="T13">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9">size_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sumArray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size) {</text:span><text:span text:style-name="T15"><text:line-break/></text:span><text:span text:style-name="T15"> <text:s/></text:span><text:span text:style-name="T13">int </text:span><text:span text:style-name="T15">sum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um += a[i]</text:span><text:span text:style-name="T13">;</text:span><text:span text:style-name="T13"><text:line-break/></text:span><text:span text:style-name="T13"> <text:s/>return </text:span><text:span text:style-name="T15">sum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EnoughTime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countBooks</text:span><text:span text:style-name="T13">,</text:span><text:span text:style-name="T13"><text:line-break/></text:span><text:span text:style-name="T13"> <text:s text:c="16"/>int const </text:span><text:span text:style-name="T15">freeTime</text:span><text:span text:style-name="T13">, int const </text:span><text:span text:style-name="T15">presumptiveLength) {</text:span><text:span text:style-name="T15"><text:line-break/></text:span><text:span text:style-name="T15"> <text:s/></text:span><text:span text:style-name="T13">int </text:span><text:span text:style-name="T15">x = </text:span><text:span text:style-name="T17">0</text:span><text:span text:style-name="T13">, </text:span><text:span text:style-name="T15">y = sumArray(a</text:span><text:span text:style-name="T13">, </text:span><text:span text:style-name="T15">presumptiveLength)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countBooks - presumptiveLength + </text:span><text:span text:style-name="T17">1</text:span><text:span text:style-name="T13">; </text:span><text:span text:style-name="T15">i++) {</text:span><text:span text:style-name="T15"><text:line-break/></text:span><text:span text:style-name="T15"> <text:s text:c="3"/></text:span><text:span text:style-name="T13">if </text:span><text:span text:style-name="T15">(y - x &lt;= freeTime)</text:span><text:span text:style-name="T15"><text:line-break/></text:span><text:span text:style-name="T15"> <text:s text:c="5"/></text:span><text:span text:style-name="T13">return </text:span><text:span text:style-name="T17">1</text:span><text:span text:style-name="T13">;</text:span><text:span text:style-name="T13"><text:line-break/></text:span><text:span text:style-name="T13"> <text:s text:c="3"/></text:span><text:span text:style-name="T15">x += a[i]</text:span><text:span text:style-name="T13">;</text:span><text:span text:style-name="T13"><text:line-break/></text:span><text:span text:style-name="T13"> <text:s text:c="3"/></text:span><text:span text:style-name="T15">y += a[i + presumptiveLength]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binBooks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countBooks</text:span><text:span text:style-name="T13">, int const </text:span><text:span text:style-name="T15">freeTime) {</text:span><text:span text:style-name="T15"><text:line-break/></text:span><text:span text:style-name="T15"> <text:s/></text:span><text:span text:style-name="T13">int </text:span><text:span text:style-name="T15">left = </text:span><text:span text:style-name="T17">0</text:span><text:span text:style-name="T13">;</text:span><text:span text:style-name="T13"><text:line-break/></text:span><text:span text:style-name="T13"> <text:s/>int </text:span><text:span text:style-name="T15">right = countBooks + </text:span><text:span text:style-name="T17">1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nt </text:span><text:span text:style-name="T15">f = isEnoughTime(a</text:span><text:span text:style-name="T13">, </text:span><text:span text:style-name="T15">countBooks</text:span><text:span text:style-name="T13">, </text:span><text:span text:style-name="T15">freeTime</text:span><text:span text:style-name="T13">, </text:span><text:span text:style-name="T15">middle)</text:span><text:span text:style-name="T13">;</text:span><text:span text:style-name="T13"><text:line-break/></text:span><text:span text:style-name="T13"> <text:s text:c="3"/>if </text:span><text:span text:style-name="T15">(f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lef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custom-shape text:anchor-type="paragraph" draw:z-index="20" draw:name="Врезка 13" draw:style-name="gr15" draw:text-style-name="P66" svg:width="16.925cm" svg:height="3.996cm" svg:x="-0.053cm" svg:y="0.002cm"><text:p text:style-name="P65"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countBooks</text:span><text:span text:style-name="T13">, </text:span><text:span text:style-name="T15">freeTime</text:span><text:span text:style-name="T13">; 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countBooks</text:span><text:span text:style-name="T13">, </text:span><text:span text:style-name="T15">&amp;freeTime)</text:span><text:span text:style-name="T13">; </text:span><text:span text:style-name="T13"><text:line-break/></text:span><text:span text:style-name="T13"> <text:s/>int </text:span><text:span text:style-name="T15">a[countBooks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countBooks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printf(</text:span><text:span text:style-name="T16">"%d</text:span><text:span text:style-name="T13">\n</text:span><text:span text:style-name="T16">"</text:span><text:span text:style-name="T13">, </text:span><text:span text:style-name="T15">binBooks(a</text:span><text:span text:style-name="T13">, </text:span><text:span text:style-name="T15">countBooks</text:span><text:span text:style-name="T13">, </text:span><text:span text:style-name="T15">freeTime))</text:span><text:span text:style-name="T13">; </text:span><text:span text:style-name="T13"><text:line-break/></text:span><text:span text:style-name="T13">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5">Вердикт тестирующей системы:</text:p>
      <text:p text:style-name="P25"><draw:frame draw:style-name="fr1" draw:name="Изображение9" text:anchor-type="char" svg:width="17cm" svg:height="1.487cm" draw:z-index="21"><draw:image xlink:href="Pictures/100000010000052E0000007428CDD51A30086970.png" xlink:type="simple" xlink:show="embed" xlink:actuate="onLoad" draw:mime-type="image/png"/></draw:frame></text:p>
      <text:p text:style-name="P46"/>
      <text:p text:style-name="P15"><text:span text:style-name="T11">Задача №10. </text:span><text:span text:style-name="T12">Евгений и плейлист</text:span><text:span text:style-name="T11"> </text:span><text:span text:style-name="T12"><text:s/></text:span><text:span text:style-name="T11"><text:s/></text:span><text:span text:style-name="T12"><text:s/></text:span></text:p>
      <text:p text:style-name="P41">Код программы:</text:p>
      <text:p text:style-name="P41"><draw:custom-shape text:anchor-type="paragraph" draw:z-index="22" draw:name="Врезка 14" draw:style-name="gr14" draw:text-style-name="P66" svg:width="16.925cm" svg:height="18.767cm" svg:x="-0.053cm" svg:y="0.002cm"><text:p text:style-name="P65"><text:span text:style-name="T18"># 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appendPlaylist</text:span><text:span text:style-name="T15">(</text:span><text:span text:style-name="T13">int </text:span><text:span text:style-name="T15">*a</text:span><text:span text:style-name="T13">, </text:span><text:span text:style-name="T19">size_t </text:span><text:span text:style-name="T13">const </text:span><text:span text:style-name="T15">i) {</text:span><text:span text:style-name="T15"><text:line-break/></text:span><text:span text:style-name="T15"> <text:s/></text:span><text:span text:style-name="T13">int </text:span><text:span text:style-name="T15">countReplays</text:span><text:span text:style-name="T13">, </text:span><text:span text:style-name="T15">lengthSong</text:span><text:span text:style-name="T13">;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countReplays</text:span><text:span text:style-name="T13">, </text:span><text:span text:style-name="T15">&amp;lengthSong)</text:span><text:span text:style-name="T13">;</text:span><text:span text:style-name="T13"><text:line-break/></text:span><text:span text:style-name="T13"> <text:s/>int </text:span><text:span text:style-name="T15">last = a[i - </text:span><text:span text:style-name="T17">1</text:span><text:span text:style-name="T15">]</text:span><text:span text:style-name="T13">;</text:span><text:span text:style-name="T13"><text:line-break/></text:span><text:span text:style-name="T13"> <text:s/>if </text:span><text:span text:style-name="T15">(i == </text:span><text:span text:style-name="T17">0</text:span><text:span text:style-name="T15">)</text:span><text:span text:style-name="T15"><text:line-break/></text:span><text:span text:style-name="T15"> <text:s text:c="3"/>last = </text:span><text:span text:style-name="T17">0</text:span><text:span text:style-name="T13">;</text:span><text:span text:style-name="T13"><text:line-break/></text:span><text:span text:style-name="T13"> <text:s/></text:span><text:span text:style-name="T15">a[i] = last + countReplays * lengthSong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inputPlaylist</text:span><text:span text:style-name="T15">(</text:span><text:span text:style-name="T13">int </text:span><text:span text:style-name="T15">*a</text:span><text:span text:style-name="T13">, </text:span><text:span text:style-name="T19">size_t </text:span><text:span text:style-name="T13">const </text:span><text:span text:style-name="T15">size) {</text:span><text:span text:style-name="T15"><text:line-break/></text:span><text:span text:style-name="T15"> <text:s/>appendPlaylist(a</text:span><text:span text:style-name="T13">, </text:span><text:span text:style-name="T17">0</text:span><text:span text:style-name="T15">)</text:span><text:span text:style-name="T13">;</text:span><text:span text:style-name="T13"><text:line-break/></text:span><text:span text:style-name="T13"> <text:s/>for </text:span><text:span text:style-name="T15">(</text:span><text:span text:style-name="T19">size_t </text:span><text:span text:style-name="T15">i = </text:span><text:span text:style-name="T17">1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appendPlaylist(a</text:span><text:span text:style-name="T13">, </text:span><text:span text:style-name="T15">i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binPlaylist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Songs</text:span><text:span text:style-name="T13">, int const </text:span><text:span text:style-name="T15">moment) {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</text:span><text:span text:style-name="T13"><text:line-break/></text:span><text:span text:style-name="T13"> <text:s/>int </text:span><text:span text:style-name="T15">right = nSongs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nt </text:span><text:span text:style-name="T15">f = a[middle] &gt;= moment</text:span><text:span text:style-name="T13">;</text:span><text:span text:style-name="T13"><text:line-break/></text:span><text:span text:style-name="T13"> <text:s text:c="3"/>if </text:span><text:span text:style-name="T15">(f)</text:span><text:span text:style-name="T15"><text:line-break/></text:span><text:span text:style-name="T15"> <text:s text:c="5"/>righ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lef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right + </text:span><text:span text:style-name="T17">1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><text:line-break/></text:span><text:span text:style-name="T13">int </text:span><text:span text:style-name="T14">main</text:span><text:span text:style-name="T15">() {</text:span><text:span text:style-name="T15"><text:line-break/></text:span><text:span text:style-name="T15"> <text:s/></text:span><text:span text:style-name="T13">int </text:span><text:span text:style-name="T15">nSongs</text:span><text:span text:style-name="T13">, </text:span><text:span text:style-name="T15">nMoments</text:span><text:span text:style-name="T13">;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Songs</text:span><text:span text:style-name="T13">, </text:span><text:span text:style-name="T15">&amp;nMoments)</text:span><text:span text:style-name="T13">;</text:span><text:span text:style-name="T13"><text:line-break/></text:span><text:span text:style-name="T13"> <text:s/>int </text:span><text:span text:style-name="T15">a[nSongs]</text:span><text:span text:style-name="T13">;</text:span><text:span text:style-name="T13"><text:line-break/></text:span><text:span text:style-name="T13"> <text:s/></text:span><text:span text:style-name="T15">inputPlaylist(a</text:span><text:span text:style-name="T13">, </text:span><text:span text:style-name="T15">nSongs)</text:span><text:span text:style-name="T13">;</text:span><text:span text:style-name="T13"><text:line-break/>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Moments</text:span><text:span text:style-name="T13">; </text:span><text:span text:style-name="T15">i++) {</text:span><text:span text:style-name="T15"><text:line-break/></text:span><text:span text:style-name="T15"> <text:s text:c="3"/></text:span><text:span text:style-name="T13">int </text:span><text:span text:style-name="T15">moment</text:span><text:span text:style-name="T13">;</text:span><text:span text:style-name="T13"><text:line-break/></text:span><text:span text:style-name="T13"> <text:s text:c="3"/></text:span><text:span text:style-name="T15">scanf(</text:span><text:span text:style-name="T16">"%d"</text:span><text:span text:style-name="T13">, </text:span><text:span text:style-name="T15">&amp;moment)</text:span><text:span text:style-name="T13">;</text:span><text:span text:style-name="T13"><text:line-break/></text:span><text:span text:style-name="T13"><text:line-break/></text:span><text:span text:style-name="T13"> <text:s text:c="3"/></text:span><text:span text:style-name="T15">printf(</text:span><text:span text:style-name="T16">"%d</text:span><text:span text:style-name="T13">\n</text:span><text:span text:style-name="T16">"</text:span><text:span text:style-name="T13">, </text:span><text:span text:style-name="T15">binPlaylist(a</text:span><text:span text:style-name="T13">, </text:span><text:span text:style-name="T15">nSongs</text:span><text:span text:style-name="T13">, </text:span><text:span text:style-name="T15">moment))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6"><text:soft-page-break/>Вердикт тестирующей системы:</text:p>
      <text:p text:style-name="P34"><draw:frame draw:style-name="fr1" draw:name="Изображение10" text:anchor-type="char" svg:width="17cm" svg:height="1.425cm" draw:z-index="23"><draw:image xlink:href="Pictures/100000010000052B0000006F420459AD69D2369F.png" xlink:type="simple" xlink:show="embed" xlink:actuate="onLoad" draw:mime-type="image/png"/></draw:frame></text:p>
      <text:p text:style-name="P47"/>
      <text:p text:style-name="P15"><text:span text:style-name="T11">Задача №11.</text:span><text:span text:style-name="T12"> Алена и узкий холодильник. </text:span><text:span text:style-name="T11"><text:s/></text:span><text:span text:style-name="T12"><text:s/></text:span><text:span text:style-name="T11"><text:s/></text:span><text:span text:style-name="T12"><text:s/></text:span></text:p>
      <text:p text:style-name="P41">Код программы:</text:p>
      <text:p text:style-name="P41"><draw:custom-shape text:anchor-type="paragraph" draw:z-index="24" draw:name="Врезка 15" draw:style-name="gr13" draw:text-style-name="P66" svg:width="16.925cm" svg:height="20.943cm" svg:x="-0.053cm" svg:y="0.002cm"><text:p text:style-name="P65"><text:span text:style-name="T18">#include </text:span><text:span text:style-name="T16">&lt;stdio.h&gt;</text:span><text:span text:style-name="T16"><text:line-break/></text:span><text:span text:style-name="T18">#include </text:span><text:span text:style-name="T16">&lt;stdlib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</text:span><text:span text:style-name="T13">const </text:span><text:span text:style-name="T15">a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copyArray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*</text:span><text:span text:style-name="T13">const </text:span><text:span text:style-name="T15">b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b[i] = a[i]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compare_ints</text:span><text:span text:style-name="T15">(</text:span><text:span text:style-name="T13">const void </text:span><text:span text:style-name="T15">*a</text:span><text:span text:style-name="T13">, const void </text:span><text:span text:style-name="T15">*b) {</text:span><text:span text:style-name="T15"><text:line-break/></text:span><text:span text:style-name="T15"> <text:s/></text:span><text:span text:style-name="T13">int </text:span><text:span text:style-name="T15">arg1 = *(</text:span><text:span text:style-name="T13">const int </text:span><text:span text:style-name="T15">*) a</text:span><text:span text:style-name="T13">;</text:span><text:span text:style-name="T13"><text:line-break/></text:span><text:span text:style-name="T13"> <text:s/>int </text:span><text:span text:style-name="T15">arg2 = *(</text:span><text:span text:style-name="T13">const int </text:span><text:span text:style-name="T15">*) b</text:span><text:span text:style-name="T13">;</text:span><text:span text:style-name="T13"><text:line-break/></text:span><text:span text:style-name="T13"> <text:s/>if </text:span><text:span text:style-name="T15">(arg1 &lt; arg2) </text:span><text:span text:style-name="T13">return </text:span><text:span text:style-name="T17">1</text:span><text:span text:style-name="T13">;</text:span><text:span text:style-name="T13"><text:line-break/></text:span><text:span text:style-name="T13"> <text:s/>if </text:span><text:span text:style-name="T15">(arg1 &gt; arg2) 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Fit_</text:span><text:span text:style-name="T15">(</text:span><text:span text:style-name="T13">int const </text:span><text:span text:style-name="T15">*</text:span><text:span text:style-name="T13">const </text:span><text:span text:style-name="T15">b</text:span><text:span text:style-name="T13">, int const </text:span><text:span text:style-name="T15">middle</text:span><text:span text:style-name="T13">, int const </text:span><text:span text:style-name="T15">heightFridge) {</text:span><text:span text:style-name="T15"><text:line-break/></text:span><text:span text:style-name="T15"> <text:s/></text:span><text:span text:style-name="T13">int </text:span><text:span text:style-name="T15">s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iddle</text:span><text:span text:style-name="T13">; </text:span><text:span text:style-name="T15">i += </text:span><text:span text:style-name="T17">2</text:span><text:span text:style-name="T15">) {</text:span><text:span text:style-name="T15"><text:line-break/></text:span><text:span text:style-name="T15"> <text:s text:c="3"/>s += b[i]</text:span><text:span text:style-name="T13">;</text:span><text:span text:style-name="T13"><text:line-break/></text:span><text:span text:style-name="T13"> <text:s text:c="3"/>if </text:span><text:span text:style-name="T15">(s &gt; heightFridge)</text:span><text:span text:style-name="T15"><text:line-break/></text:span><text:span text:style-name="T15"> <text:s text:c="5"/></text:span><text:span text:style-name="T13">return </text:span><text:span text:style-name="T17">0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7">1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Fit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*</text:span><text:span text:style-name="T13">const </text:span><text:span text:style-name="T15">b</text:span><text:span text:style-name="T13">,</text:span><text:span text:style-name="T13"><text:line-break/></text:span><text:span text:style-name="T13"> <text:s text:c="10"/>int const </text:span><text:span text:style-name="T15">middle</text:span><text:span text:style-name="T13">, int const </text:span><text:span text:style-name="T15">heightFridge) {</text:span><text:span text:style-name="T15"><text:line-break/></text:span><text:span text:style-name="T15"> <text:s/>copyArray(a</text:span><text:span text:style-name="T13">, </text:span><text:span text:style-name="T15">b</text:span><text:span text:style-name="T13">, </text:span><text:span text:style-name="T15">middle)</text:span><text:span text:style-name="T13">;</text:span><text:span text:style-name="T13"><text:line-break/></text:span><text:span text:style-name="T13"> <text:s/></text:span><text:span text:style-name="T15">qsort(b</text:span><text:span text:style-name="T13">, </text:span><text:span text:style-name="T15">middle</text:span><text:span text:style-name="T13">, sizeof</text:span><text:span text:style-name="T15">(</text:span><text:span text:style-name="T13">int</text:span><text:span text:style-name="T15">)</text:span><text:span text:style-name="T13">, </text:span><text:span text:style-name="T15">compare_ints)</text:span><text:span text:style-name="T13">;</text:span><text:span text:style-name="T13"><text:line-break/></text:span><text:span text:style-name="T13"> <text:s/>return </text:span><text:span text:style-name="T15">isFit_(b</text:span><text:span text:style-name="T13">, </text:span><text:span text:style-name="T15">middle</text:span><text:span text:style-name="T13">, </text:span><text:span text:style-name="T15">heightFridge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binFridge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*</text:span><text:span text:style-name="T13">const </text:span><text:span text:style-name="T15">b</text:span><text:span text:style-name="T13">,</text:span><text:span text:style-name="T13"><text:line-break/></text:span><text:span text:style-name="T13"> <text:s text:c="13"/>int const </text:span><text:span text:style-name="T15">nBottle</text:span><text:span text:style-name="T13">, int const </text:span><text:span text:style-name="T15">heightFridge) {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</text:span><text:span text:style-name="T13"><text:line-break/></text:span><text:span text:style-name="T13"> <text:s/>int </text:span><text:span text:style-name="T15">right = nBottle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nt </text:span><text:span text:style-name="T15">f = isFit(a</text:span><text:span text:style-name="T13">, </text:span><text:span text:style-name="T15">b</text:span><text:span text:style-name="T13">, </text:span><text:span text:style-name="T15">middle + </text:span><text:span text:style-name="T17">1</text:span><text:span text:style-name="T13">, </text:span><text:span text:style-name="T15">heightFridge)</text:span><text:span text:style-name="T13">;</text:span><text:span text:style-name="T13"><text:line-break/></text:span><text:span text:style-name="T13"> <text:s text:c="3"/>if </text:span><text:span text:style-name="T15">(f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</text:span><text:span text:style-name="T15">right = middle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right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custom-shape text:anchor-type="paragraph" draw:z-index="25" draw:name="Врезка 16" draw:style-name="gr12" draw:text-style-name="P66" svg:width="16.925cm" svg:height="4.054cm" svg:x="-0.053cm" svg:y="0.002cm"><text:p text:style-name="P65"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Bottle</text:span><text:span text:style-name="T13">, </text:span><text:span text:style-name="T15">heightFridge</text:span><text:span text:style-name="T13">; 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Bottle</text:span><text:span text:style-name="T13">, </text:span><text:span text:style-name="T15">&amp;heightFridge)</text:span><text:span text:style-name="T13">; </text:span><text:span text:style-name="T13"><text:line-break/></text:span><text:span text:style-name="T13"> <text:s/>int </text:span><text:span text:style-name="T15">a[nBottle]</text:span><text:span text:style-name="T13">, </text:span><text:span text:style-name="T15">b[nBottle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nBottle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printf(</text:span><text:span text:style-name="T16">"%d</text:span><text:span text:style-name="T13">\n</text:span><text:span text:style-name="T16">"</text:span><text:span text:style-name="T13">, </text:span><text:span text:style-name="T15">binFridge(a</text:span><text:span text:style-name="T13">, </text:span><text:span text:style-name="T15">b</text:span><text:span text:style-name="T13">, </text:span><text:span text:style-name="T15">nBottle</text:span><text:span text:style-name="T13">, </text:span><text:span text:style-name="T15">heightFridge))</text:span><text:span text:style-name="T13">; </text:span><text:span text:style-name="T13"><text:line-break/></text:span><text:span text:style-name="T13"> <text:s text:c="2"/>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6">Вердикт тестирующей системы:</text:p>
      <text:p text:style-name="P47"><draw:frame draw:style-name="fr1" draw:name="Изображение11" text:anchor-type="char" svg:width="17cm" svg:height="1.453cm" draw:z-index="26"><draw:image xlink:href="Pictures/10000001000005280000007139950D33B3AED5A0.png" xlink:type="simple" xlink:show="embed" xlink:actuate="onLoad" draw:mime-type="image/png"/></draw:frame></text:p>
      <text:p text:style-name="P15"><text:span text:style-name="T11">Задача №12. </text:span><text:span text:style-name="T12">Модные числа.</text:span><text:span text:style-name="T11"> </text:span><text:span text:style-name="T12"><text:s/></text:span><text:span text:style-name="T11"><text:s/></text:span><text:span text:style-name="T12"><text:s/></text:span><text:span text:style-name="T11"><text:s/></text:span><text:span text:style-name="T12"><text:s/></text:span></text:p>
      <text:p text:style-name="P41">Код программы:</text:p>
      <text:p text:style-name="P41"><draw:custom-shape text:anchor-type="paragraph" draw:z-index="27" draw:name="Врезка 17" draw:style-name="gr11" draw:text-style-name="P66" svg:width="16.925cm" svg:height="14.996cm" svg:x="-0.053cm" svg:y="0.002cm"><text:p text:style-name="P65"><text:span text:style-name="T18">#include </text:span><text:span text:style-name="T16">&lt;stdio.h&gt;</text:span><text:span text:style-name="T16"><text:line-break/></text:span><text:span text:style-name="T18">#include </text:span><text:span text:style-name="T16">&lt;stdlib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</text:span><text:span text:style-name="T13">const </text:span><text:span text:style-name="T15">a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copyArray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*</text:span><text:span text:style-name="T13">const </text:span><text:span text:style-name="T15">b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b[i] = a[i]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compare_ints</text:span><text:span text:style-name="T15">(</text:span><text:span text:style-name="T13">const void </text:span><text:span text:style-name="T15">*a</text:span><text:span text:style-name="T13">, const void </text:span><text:span text:style-name="T15">*b) {</text:span><text:span text:style-name="T15"><text:line-break/></text:span><text:span text:style-name="T15"> <text:s/></text:span><text:span text:style-name="T13">int </text:span><text:span text:style-name="T15">arg1 = *(</text:span><text:span text:style-name="T13">const int </text:span><text:span text:style-name="T15">*) a</text:span><text:span text:style-name="T13">;</text:span><text:span text:style-name="T13"><text:line-break/></text:span><text:span text:style-name="T13"> <text:s/>int </text:span><text:span text:style-name="T15">arg2 = *(</text:span><text:span text:style-name="T13">const int </text:span><text:span text:style-name="T15">*) b</text:span><text:span text:style-name="T13">;</text:span><text:span text:style-name="T13"><text:line-break/></text:span><text:span text:style-name="T13"> <text:s/>if </text:span><text:span text:style-name="T15">(arg1 &lt; arg2) </text:span><text:span text:style-name="T13">return </text:span><text:span text:style-name="T17">1</text:span><text:span text:style-name="T13">;</text:span><text:span text:style-name="T13"><text:line-break/></text:span><text:span text:style-name="T13"> <text:s/>if </text:span><text:span text:style-name="T15">(arg1 &gt; arg2) 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Fit_</text:span><text:span text:style-name="T15">(</text:span><text:span text:style-name="T13">int const </text:span><text:span text:style-name="T15">*</text:span><text:span text:style-name="T13">const </text:span><text:span text:style-name="T15">b</text:span><text:span text:style-name="T13">, int const </text:span><text:span text:style-name="T15">middle</text:span><text:span text:style-name="T13">, int const </text:span><text:span text:style-name="T15">heightFridge) {</text:span><text:span text:style-name="T15"><text:line-break/></text:span><text:span text:style-name="T15"> <text:s/></text:span><text:span text:style-name="T13">int </text:span><text:span text:style-name="T15">s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middle</text:span><text:span text:style-name="T13">; </text:span><text:span text:style-name="T15">i += </text:span><text:span text:style-name="T17">2</text:span><text:span text:style-name="T15">) {</text:span><text:span text:style-name="T15"><text:line-break/></text:span><text:span text:style-name="T15"> <text:s text:c="3"/>s += b[i]</text:span><text:span text:style-name="T13">;</text:span><text:span text:style-name="T13"><text:line-break/></text:span><text:span text:style-name="T13"> <text:s text:c="3"/>if </text:span><text:span text:style-name="T15">(s &gt; heightFridge)</text:span><text:span text:style-name="T15"><text:line-break/></text:span><text:span text:style-name="T15"> <text:s text:c="5"/></text:span><text:span text:style-name="T13">return </text:span><text:span text:style-name="T17">0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7">1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Fit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*</text:span><text:span text:style-name="T13">const </text:span><text:span text:style-name="T15">b</text:span><text:span text:style-name="T13">,</text:span><text:span text:style-name="T13"><text:line-break/></text:span><text:span text:style-name="T13"> <text:s text:c="10"/>int const </text:span><text:span text:style-name="T15">middle</text:span><text:span text:style-name="T13">, int const </text:span><text:span text:style-name="T15">heightFridge) {</text:span><text:span text:style-name="T15"><text:line-break/></text:span><text:span text:style-name="T15"> <text:s/>copyArray(a</text:span><text:span text:style-name="T13">, </text:span><text:span text:style-name="T15">b</text:span><text:span text:style-name="T13">, </text:span><text:span text:style-name="T15">middle)</text:span><text:span text:style-name="T13">;</text:span><text:span text:style-name="T13"><text:line-break/></text:span><text:span text:style-name="T13"> <text:s/></text:span><text:span text:style-name="T15">qsort(b</text:span><text:span text:style-name="T13">, </text:span><text:span text:style-name="T15">middle</text:span><text:span text:style-name="T13">, sizeof</text:span><text:span text:style-name="T15">(</text:span><text:span text:style-name="T13">int</text:span><text:span text:style-name="T15">)</text:span><text:span text:style-name="T13">, </text:span><text:span text:style-name="T15">compare_ints)</text:span><text:span text:style-name="T13">;</text:span><text:span text:style-name="T13"><text:line-break/></text:span><text:span text:style-name="T13"> <text:s/>return </text:span><text:span text:style-name="T15">isFit_(b</text:span><text:span text:style-name="T13">, </text:span><text:span text:style-name="T15">middle</text:span><text:span text:style-name="T13">, </text:span><text:span text:style-name="T15">heightFridge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3"/>
      <text:p text:style-name="P33"/>
      <text:p text:style-name="P33"/>
      <text:p text:style-name="P33"/>
      <text:p text:style-name="P33"><draw:custom-shape text:anchor-type="paragraph" draw:z-index="28" draw:name="Врезка 18" draw:style-name="gr10" draw:text-style-name="P66" svg:width="16.925cm" svg:height="10.101cm" svg:x="-0.053cm" svg:y="0.002cm"><text:p text:style-name="P65"><text:span text:style-name="T13">int </text:span><text:span text:style-name="T14">binFridge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*</text:span><text:span text:style-name="T13">const </text:span><text:span text:style-name="T15">b</text:span><text:span text:style-name="T13">, </text:span><text:span text:style-name="T13"><text:line-break/></text:span><text:span text:style-name="T13"> <text:s text:c="13"/>int const </text:span><text:span text:style-name="T15">nBottle</text:span><text:span text:style-name="T13">, int const </text:span><text:span text:style-name="T15">heightFridge) { 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 </text:span><text:span text:style-name="T13"><text:line-break/></text:span><text:span text:style-name="T13"> <text:s/>int </text:span><text:span text:style-name="T15">right = nBottle</text:span><text:span text:style-name="T13">; 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 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 </text:span><text:span text:style-name="T13"><text:line-break/></text:span><text:span text:style-name="T13"> <text:s text:c="3"/>int </text:span><text:span text:style-name="T15">f = isFit(a</text:span><text:span text:style-name="T13">, </text:span><text:span text:style-name="T15">b</text:span><text:span text:style-name="T13">, </text:span><text:span text:style-name="T15">middle + </text:span><text:span text:style-name="T17">1</text:span><text:span text:style-name="T13">, </text:span><text:span text:style-name="T15">heightFridge)</text:span><text:span text:style-name="T13">; </text:span><text:span text:style-name="T13"><text:line-break/></text:span><text:span text:style-name="T13"> <text:s text:c="3"/>if </text:span><text:span text:style-name="T15">(f) </text:span><text:span text:style-name="T15"><text:line-break/></text:span><text:span text:style-name="T15"> <text:s text:c="5"/>left = middle</text:span><text:span text:style-name="T13">; </text:span><text:span text:style-name="T13"><text:line-break/></text:span><text:span text:style-name="T13"> <text:s text:c="3"/>else </text:span><text:span text:style-name="T13"><text:line-break/></text:span><text:span text:style-name="T13"> <text:s text:c="5"/></text:span><text:span text:style-name="T15">right = middle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5">right</text:span><text:span text:style-name="T13">; </text:span><text:span text:style-name="T13"><text:line-break/></text:span><text:span text:style-name="T15">}</text:span></text:p><text:p text:style-name="P65"><text:span text:style-name="T15"/></text:p><text:p text:style-name="P65"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Bottle</text:span><text:span text:style-name="T13">, </text:span><text:span text:style-name="T15">heightFridge</text:span><text:span text:style-name="T13">; 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Bottle</text:span><text:span text:style-name="T13">, </text:span><text:span text:style-name="T15">&amp;heightFridge)</text:span><text:span text:style-name="T13">; </text:span><text:span text:style-name="T13"><text:line-break/></text:span><text:span text:style-name="T13"> <text:s/>int </text:span><text:span text:style-name="T15">a[nBottle]</text:span><text:span text:style-name="T13">, </text:span><text:span text:style-name="T15">b[nBottle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nBottle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printf(</text:span><text:span text:style-name="T16">"%d</text:span><text:span text:style-name="T13">\n</text:span><text:span text:style-name="T16">"</text:span><text:span text:style-name="T13">, </text:span><text:span text:style-name="T15">binFridge(a</text:span><text:span text:style-name="T13">, </text:span><text:span text:style-name="T15">b</text:span><text:span text:style-name="T13">, </text:span><text:span text:style-name="T15">nBottle</text:span><text:span text:style-name="T13">, </text:span><text:span text:style-name="T15">heightFridge))</text:span><text:span text:style-name="T13">; </text:span><text:span text:style-name="T13"><text:line-break/></text:span><text:span text:style-name="T13"> <text:s text:c="2"/>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Вердикт тестирующей системы:</text:p>
      <text:p text:style-name="P47"><draw:frame draw:style-name="fr1" draw:name="Изображение12" text:anchor-type="char" svg:width="17cm" svg:height="1.453cm" draw:z-index="29"><draw:image xlink:href="Pictures/10000001000005280000007139950D33B3AED5A0.png" xlink:type="simple" xlink:show="embed" xlink:actuate="onLoad" draw:mime-type="image/png"/></draw:frame></text:p>
      <text:p text:style-name="P63"><text:span text:style-name="T11">Задача №</text:span><text:span text:style-name="T8">12. </text:span><text:span text:style-name="T9">Модные числа. </text:span></text:p>
      <text:p text:style-name="P59">Код программы:</text:p>
      <text:p text:style-name="P59"><draw:custom-shape text:anchor-type="paragraph" draw:z-index="30" draw:name="Врезка 19" draw:style-name="gr8" draw:text-style-name="P66" svg:width="16.925cm" svg:height="13.987cm" svg:x="-0.053cm" svg:y="0.002cm"><text:p text:style-name="P65"><text:span text:style-name="T18">#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maxK</text:span><text:span text:style-name="T15">(</text:span><text:span text:style-name="T13">int const </text:span><text:span text:style-name="T15">n</text:span><text:span text:style-name="T13">, int </text:span><text:span text:style-name="T15">*k) {</text:span><text:span text:style-name="T15"><text:line-break/></text:span><text:span text:style-name="T15"> <text:s/></text:span><text:span text:style-name="T13">int </text:span><text:span text:style-name="T15">s = </text:span><text:span text:style-name="T17">1</text:span><text:span text:style-name="T13">, </text:span><text:span text:style-name="T15">i = </text:span><text:span text:style-name="T17">1</text:span><text:span text:style-name="T13">;</text:span><text:span text:style-name="T13"><text:line-break/></text:span><text:span text:style-name="T13"> <text:s/>while </text:span><text:span text:style-name="T15">(s &lt; n) {</text:span><text:span text:style-name="T15"><text:line-break/></text:span><text:span text:style-name="T15"> <text:s text:c="3"/>i++</text:span><text:span text:style-name="T13">;</text:span><text:span text:style-name="T13"><text:line-break/></text:span><text:span text:style-name="T13"> <text:s text:c="3"/></text:span><text:span text:style-name="T15">s += i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*k = i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FashionNumber</text:span><text:span text:style-name="T15">(</text:span><text:span text:style-name="T13">int const </text:span><text:span text:style-name="T15">middle</text:span><text:span text:style-name="T13">, int const </text:span><text:span text:style-name="T15">n</text:span><text:span text:style-name="T13">, int const </text:span><text:span text:style-name="T15">border) {</text:span><text:span text:style-name="T15"><text:line-break/></text:span><text:span text:style-name="T15"> <text:s/></text:span><text:span text:style-name="T13">long long </text:span><text:span text:style-name="T15">s = middle * (middle + </text:span><text:span text:style-name="T17">1</text:span><text:span text:style-name="T15">) / </text:span><text:span text:style-name="T17">2 </text:span><text:span text:style-name="T15">+ border * (border + </text:span><text:span text:style-name="T17">1</text:span><text:span text:style-name="T15">) / </text:span><text:span text:style-name="T17">2</text:span><text:span text:style-name="T13">;</text:span><text:span text:style-name="T13"><text:line-break/></text:span><text:span text:style-name="T13"> <text:s/>if </text:span><text:span text:style-name="T15">(s &lt; n)</text:span><text:span text:style-name="T15"><text:line-break/></text:span><text:span text:style-name="T15"> <text:s text:c="3"/>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3"> <text:s/>else if </text:span><text:span text:style-name="T15">(s &gt; n)</text:span><text:span text:style-name="T15"><text:line-break/></text:span><text:span text:style-name="T15"> <text:s text:c="3"/></text:span><text:span text:style-name="T13">return </text:span><text:span text:style-name="T17">0</text:span><text:span text:style-name="T13">;</text:span><text:span text:style-name="T13"><text:line-break/></text:span><text:span text:style-name="T13"> <text:s/>return </text:span><text:span text:style-name="T17">1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BinFashionNumber</text:span><text:span text:style-name="T15">(</text:span><text:span text:style-name="T13">int const </text:span><text:span text:style-name="T15">n</text:span><text:span text:style-name="T13">, int const </text:span><text:span text:style-name="T15">border) {</text:span><text:span text:style-name="T15"><text:line-break/></text:span><text:span text:style-name="T15"> <text:s/></text:span><text:span text:style-name="T13">int </text:span><text:span text:style-name="T15">left = </text:span><text:span text:style-name="T17">0</text:span><text:span text:style-name="T13">;</text:span><text:span text:style-name="T13"><text:line-break/></text:span><text:span text:style-name="T13"> <text:s/>int </text:span><text:span text:style-name="T15">right = border + </text:span><text:span text:style-name="T17">1</text:span><text:span text:style-name="T13">;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</text:span><text:span text:style-name="T13"><text:line-break/></text:span><text:span text:style-name="T13"> <text:s text:c="3"/>int </text:span><text:span text:style-name="T15">f = isFashionNumber(middle</text:span><text:span text:style-name="T13">, </text:span><text:span text:style-name="T15">n</text:span><text:span text:style-name="T13">, </text:span><text:span text:style-name="T15">border)</text:span><text:span text:style-name="T13">;</text:span><text:span text:style-name="T13"><text:line-break/></text:span><text:span text:style-name="T13"> <text:s text:c="3"/>if </text:span><text:span text:style-name="T15">(f == -</text:span><text:span text:style-name="T17">1</text:span><text:span text:style-name="T15">)</text:span><text:span text:style-name="T15"><text:line-break/></text:span><text:span text:style-name="T15"> <text:s text:c="5"/>left = middle</text:span><text:span text:style-name="T13">;</text:span><text:span text:style-name="T13"><text:line-break/></text:span><text:span text:style-name="T13"> <text:s text:c="3"/>else if </text:span><text:span text:style-name="T15">(f == </text:span><text:span text:style-name="T17">0</text:span><text:span text:style-name="T15">)</text:span><text:span text:style-name="T15"><text:line-break/></text:span><text:span text:style-name="T15"> <text:s text:c="5"/>right = middle</text:span><text:span text:style-name="T13">;</text:span><text:span text:style-name="T13"><text:line-break/></text:span><text:span text:style-name="T13"> <text:s text:c="3"/>else</text:span><text:span text:style-name="T13"><text:line-break/></text:span><text:span text:style-name="T13"> <text:s text:c="5"/>return </text:span><text:span text:style-name="T17">1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custom-shape text:anchor-type="paragraph" draw:z-index="31" draw:name="Врезка 20" draw:style-name="gr9" draw:text-style-name="P68" svg:width="16.925cm" svg:height="8.051cm" svg:x="-0.053cm" svg:y="0.002cm"><text:p text:style-name="P67"><text:span text:style-name="T13">int </text:span><text:span text:style-name="T14">findFashionNumber</text:span><text:span text:style-name="T15">(</text:span><text:span text:style-name="T13">int const </text:span><text:span text:style-name="T15">k</text:span><text:span text:style-name="T13">, int const </text:span><text:span text:style-name="T15">n) { 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k</text:span><text:span text:style-name="T13">; </text:span><text:span text:style-name="T15">i &gt; </text:span><text:span text:style-name="T17">0</text:span><text:span text:style-name="T13">; </text:span><text:span text:style-name="T15">i--) { </text:span><text:span text:style-name="T15"><text:line-break/></text:span><text:span text:style-name="T15"> <text:s text:c="3"/></text:span><text:span text:style-name="T13">if </text:span><text:span text:style-name="T15">(isBinFashionNumber(n</text:span><text:span text:style-name="T13">, </text:span><text:span text:style-name="T15">i)) </text:span><text:span text:style-name="T15"><text:line-break/></text:span><text:span text:style-name="T15"> <text:s text:c="5"/></text:span><text:span text:style-name="T13">return </text:span><text:span text:style-name="T17">1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7">0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</text:span><text:span text:style-name="T13">, </text:span><text:span text:style-name="T15">k</text:span><text:span text:style-name="T13">; </text:span><text:span text:style-name="T13"><text:line-break/></text:span><text:span text:style-name="T13"> <text:s/></text:span><text:span text:style-name="T15">scanf(</text:span><text:span text:style-name="T16">"%d"</text:span><text:span text:style-name="T13">, </text:span><text:span text:style-name="T15">&amp;n)</text:span><text:span text:style-name="T13">; </text:span><text:span text:style-name="T13"><text:line-break/></text:span><text:span text:style-name="T13"> <text:s/></text:span><text:span text:style-name="T15">maxK(n</text:span><text:span text:style-name="T13">, </text:span><text:span text:style-name="T15">&amp;k)</text:span><text:span text:style-name="T13">; </text:span><text:span text:style-name="T13"><text:line-break/></text:span><text:span text:style-name="T13"> </text:span><text:span text:style-name="T13"><text:line-break/></text:span><text:span text:style-name="T13"> <text:s/>if </text:span><text:span text:style-name="T15">(findFashionNumber(k</text:span><text:span text:style-name="T13">, </text:span><text:span text:style-name="T15">n)) </text:span><text:span text:style-name="T15"><text:line-break/></text:span><text:span text:style-name="T15"> <text:s text:c="3"/>printf(</text:span><text:span text:style-name="T16">"YES"</text:span><text:span text:style-name="T15">)</text:span><text:span text:style-name="T13">; </text:span><text:span text:style-name="T13"><text:line-break/></text:span><text:span text:style-name="T13"> <text:s/>else </text:span><text:span text:style-name="T13"><text:line-break/></text:span><text:span text:style-name="T13"> <text:s text:c="3"/></text:span><text:span text:style-name="T15">printf(</text:span><text:span text:style-name="T16">"NO"</text:span><text:span text:style-name="T15">)</text:span><text:span text:style-name="T13">; </text:span><text:span text:style-name="T13"><text:line-break/></text:span><text:span text:style-name="T13">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pan text:style-name="T10">Вердикт тестирующей системы</text:span><text:span text:style-name="T4">:</text:span></text:p>
      <text:p text:style-name="P57"><draw:frame draw:style-name="fr1" draw:name="Изображение13" text:anchor-type="char" svg:width="17cm" svg:height="1.485cm" draw:z-index="32"><draw:image xlink:href="Pictures/100000010000052400000073911834D5C91F91B2.png" xlink:type="simple" xlink:show="embed" xlink:actuate="onLoad" draw:mime-type="image/png"/></draw:frame></text:p>
      <text:p text:style-name="P63"><text:span text:style-name="T11">Задача №13.</text:span><text:span text:style-name="T12"> Пара тем </text:span></text:p>
      <text:p text:style-name="P59">Код программы:</text:p>
      <text:p text:style-name="P59"><draw:custom-shape text:anchor-type="paragraph" draw:z-index="33" draw:name="Врезка 21" draw:style-name="gr8" draw:text-style-name="P66" svg:width="16.925cm" svg:height="13.987cm" svg:x="-0.053cm" svg:y="0.002cm"><text:p text:style-name="P67"><text:span text:style-name="T18">#include </text:span><text:span text:style-name="T16">&lt;stdio.h&gt;</text:span><text:span text:style-name="T16"><text:line-break/></text:span><text:span text:style-name="T18">#include </text:span><text:span text:style-name="T16">&lt;stdlib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</text:span><text:span text:style-name="T13">const </text:span><text:span text:style-name="T15">a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14">getInterest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text:s/></text:span><text:span text:style-name="T15">*</text:span><text:span text:style-name="T13">const </text:span><text:span text:style-name="T15">b</text:span><text:span text:style-name="T13">,</text:span><text:span text:style-name="T13"><text:line-break/></text:span><text:span text:style-name="T13"> <text:s text:c="16"/>int </text:span><text:span text:style-name="T15">*</text:span><text:span text:style-name="T13">const </text:span><text:span text:style-name="T15">c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c[i] = a[i] - b[i]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compare_ints</text:span><text:span text:style-name="T15">(</text:span><text:span text:style-name="T13">const void </text:span><text:span text:style-name="T15">*a</text:span><text:span text:style-name="T13">, const void </text:span><text:span text:style-name="T15">*b) {</text:span><text:span text:style-name="T15"><text:line-break/></text:span><text:span text:style-name="T15"> <text:s/></text:span><text:span text:style-name="T13">int </text:span><text:span text:style-name="T15">arg1 = *(</text:span><text:span text:style-name="T13">const int </text:span><text:span text:style-name="T15">*) a</text:span><text:span text:style-name="T13">;</text:span><text:span text:style-name="T13"><text:line-break/></text:span><text:span text:style-name="T13"> <text:s/>int </text:span><text:span text:style-name="T15">arg2 = *(</text:span><text:span text:style-name="T13">const int </text:span><text:span text:style-name="T15">*) b</text:span><text:span text:style-name="T13">;</text:span><text:span text:style-name="T13"><text:line-break/></text:span><text:span text:style-name="T13"> <text:s/>if </text:span><text:span text:style-name="T15">(arg1 &lt; arg2) </text:span><text:span text:style-name="T13">return </text:span><text:span text:style-name="T17">1</text:span><text:span text:style-name="T13">;</text:span><text:span text:style-name="T13"><text:line-break/></text:span><text:span text:style-name="T13"> <text:s/>if </text:span><text:span text:style-name="T15">(arg1 &gt; arg2) 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isInterest</text:span><text:span text:style-name="T15">(</text:span><text:span text:style-name="T13">int const </text:span><text:span text:style-name="T15">*</text:span><text:span text:style-name="T13">const </text:span><text:span text:style-name="T15">c</text:span><text:span text:style-name="T13">, int const </text:span><text:span text:style-name="T15">middle</text:span><text:span text:style-name="T13">, int const </text:span><text:span text:style-name="T15">i) {</text:span><text:span text:style-name="T15"><text:line-break/></text:span><text:span text:style-name="T15"> <text:s/></text:span><text:span text:style-name="T13">if </text:span><text:span text:style-name="T15">(c[i] + c[middle] &lt;= </text:span><text:span text:style-name="T17">0</text:span><text:span text:style-name="T15">)</text:span><text:span text:style-name="T15"><text:line-break/></text:span><text:span text:style-name="T15"> <text:s text:c="3"/></text:span><text:span text:style-name="T13">return </text:span><text:span text:style-name="T17">0</text:span><text:span text:style-name="T13">;</text:span><text:span text:style-name="T13"><text:line-break/></text:span><text:span text:style-name="T13"> <text:s/>return </text:span><text:span text:style-name="T17">1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4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custom-shape text:anchor-type="paragraph" draw:z-index="34" draw:name="Врезка 22" draw:style-name="gr7" draw:text-style-name="P68" svg:width="16.925cm" svg:height="15.641cm" svg:x="-0.053cm" svg:y="0.002cm"><text:p text:style-name="P67"><text:span text:style-name="T13">int </text:span><text:span text:style-name="T14">binInterest_</text:span><text:span text:style-name="T15">(</text:span><text:span text:style-name="T13">int const </text:span><text:span text:style-name="T15">*</text:span><text:span text:style-name="T13">const </text:span><text:span text:style-name="T15">c</text:span><text:span text:style-name="T13">, int const </text:span><text:span text:style-name="T15">n</text:span><text:span text:style-name="T13">, int const </text:span><text:span text:style-name="T15">i) { </text:span><text:span text:style-name="T15"><text:line-break/></text:span><text:span text:style-name="T15"> <text:s/></text:span><text:span text:style-name="T13">int </text:span><text:span text:style-name="T15">left = i</text:span><text:span text:style-name="T13">; </text:span><text:span text:style-name="T13"><text:line-break/></text:span><text:span text:style-name="T13"> <text:s/>int </text:span><text:span text:style-name="T15">right = n</text:span><text:span text:style-name="T13">; 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 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 </text:span><text:span text:style-name="T13"><text:line-break/></text:span><text:span text:style-name="T13"> <text:s text:c="3"/>int </text:span><text:span text:style-name="T15">f = isInterest(c</text:span><text:span text:style-name="T13">, </text:span><text:span text:style-name="T15">middle</text:span><text:span text:style-name="T13">, </text:span><text:span text:style-name="T15">i)</text:span><text:span text:style-name="T13">; </text:span><text:span text:style-name="T13"><text:line-break/></text:span><text:span text:style-name="T13"> <text:s text:c="3"/>if </text:span><text:span text:style-name="T15">(f) </text:span><text:span text:style-name="T15"><text:line-break/></text:span><text:span text:style-name="T15"> <text:s text:c="5"/>left = middle</text:span><text:span text:style-name="T13">; </text:span><text:span text:style-name="T13"><text:line-break/></text:span><text:span text:style-name="T13"> <text:s text:c="3"/>else </text:span><text:span text:style-name="T13"><text:line-break/></text:span><text:span text:style-name="T13"> <text:s text:c="5"/></text:span><text:span text:style-name="T15">right = middle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5">left - i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long long </text:span><text:span text:style-name="T14">binInterest</text:span><text:span text:style-name="T15">(</text:span><text:span text:style-name="T13">int const </text:span><text:span text:style-name="T15">* </text:span><text:span text:style-name="T13">const </text:span><text:span text:style-name="T15">c</text:span><text:span text:style-name="T13">, int const </text:span><text:span text:style-name="T15">n) { </text:span><text:span text:style-name="T15"><text:line-break/></text:span><text:span text:style-name="T15"> <text:s/></text:span><text:span text:style-name="T13">long long </text:span><text:span text:style-name="T15">s = </text:span><text:span text:style-name="T17">0</text:span><text:span text:style-name="T13">; 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 - </text:span><text:span text:style-name="T17">1</text:span><text:span text:style-name="T13">; </text:span><text:span text:style-name="T15">i++) { </text:span><text:span text:style-name="T15"><text:line-break/></text:span><text:span text:style-name="T15"> <text:s text:c="3"/></text:span><text:span text:style-name="T13">int </text:span><text:span text:style-name="T15">interest = binInterest_(c</text:span><text:span text:style-name="T13">, </text:span><text:span text:style-name="T15">n</text:span><text:span text:style-name="T13">, </text:span><text:span text:style-name="T15">i)</text:span><text:span text:style-name="T13">; </text:span><text:span text:style-name="T13"><text:line-break/></text:span><text:span text:style-name="T13"> <text:s text:c="3"/>if </text:span><text:span text:style-name="T15">(interest == </text:span><text:span text:style-name="T17">0</text:span><text:span text:style-name="T15">) </text:span><text:span text:style-name="T15"><text:line-break/></text:span><text:span text:style-name="T15"> <text:s text:c="5"/></text:span><text:span text:style-name="T13">return </text:span><text:span text:style-name="T15">s</text:span><text:span text:style-name="T13">; </text:span><text:span text:style-name="T13"><text:line-break/></text:span><text:span text:style-name="T13"> <text:s text:c="3"/></text:span><text:span text:style-name="T15">s += interest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5">s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5"> </text:span><text:span text:style-name="T15"><text:line-break/></text:span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</text:span><text:span text:style-name="T13">; </text:span><text:span text:style-name="T13"><text:line-break/></text:span><text:span text:style-name="T13"> <text:s/></text:span><text:span text:style-name="T15">scanf(</text:span><text:span text:style-name="T16">"%d"</text:span><text:span text:style-name="T13">, </text:span><text:span text:style-name="T15">&amp;n)</text:span><text:span text:style-name="T13">; </text:span><text:span text:style-name="T13"><text:line-break/></text:span><text:span text:style-name="T13"> <text:s/>int </text:span><text:span text:style-name="T15">a[n]</text:span><text:span text:style-name="T13">, </text:span><text:span text:style-name="T15">b[n]</text:span><text:span text:style-name="T13">, </text:span><text:span text:style-name="T15">c[n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 </text:span><text:span text:style-name="T13"><text:line-break/></text:span><text:span text:style-name="T13"> <text:s/></text:span><text:span text:style-name="T15">inputArray(b</text:span><text:span text:style-name="T13">,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getInterest(a</text:span><text:span text:style-name="T13">, </text:span><text:span text:style-name="T15">b</text:span><text:span text:style-name="T13">, </text:span><text:span text:style-name="T15">c</text:span><text:span text:style-name="T13">, </text:span><text:span text:style-name="T15">n)</text:span><text:span text:style-name="T13">; </text:span><text:span text:style-name="T13"><text:line-break/></text:span><text:span text:style-name="T13"> <text:s/></text:span><text:span text:style-name="T15">qsort(c</text:span><text:span text:style-name="T13">, </text:span><text:span text:style-name="T15">n</text:span><text:span text:style-name="T13">, sizeof</text:span><text:span text:style-name="T15">(</text:span><text:span text:style-name="T13">int</text:span><text:span text:style-name="T15">)</text:span><text:span text:style-name="T13">, </text:span><text:span text:style-name="T15">compare_ints)</text:span><text:span text:style-name="T13">; </text:span><text:span text:style-name="T13"><text:line-break/></text:span><text:span text:style-name="T13"> <text:s/></text:span><text:span text:style-name="T15">printf(</text:span><text:span text:style-name="T16">"%lld</text:span><text:span text:style-name="T13">\n</text:span><text:span text:style-name="T16">"</text:span><text:span text:style-name="T13">, </text:span><text:span text:style-name="T15">binInterest(c</text:span><text:span text:style-name="T13">, </text:span><text:span text:style-name="T15">n))</text:span><text:span text:style-name="T13">; </text:span><text:span text:style-name="T13"><text:line-break/></text:span><text:span text:style-name="T13"> <text:s text:c="2"/>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61"><text:span text:style-name="T10">Вердикт тестирующей системы</text:span><text:span text:style-name="T4">:</text:span></text:p>
      <text:p text:style-name="P57"><draw:frame draw:style-name="fr1" draw:name="Изображение14" text:anchor-type="char" svg:width="17cm" svg:height="1.418cm" draw:z-index="35"><draw:image xlink:href="Pictures/10000001000005260000006EADB3DA00B7696823.png" xlink:type="simple" xlink:show="embed" xlink:actuate="onLoad" draw:mime-type="image/png"/></draw:frame></text:p>
      <text:p text:style-name="P63"><text:span text:style-name="T11">Задача №14. </text:span><text:span text:style-name="T12">*Чемпионат мира</text:span><text:span text:style-name="T11"> </text:span><text:span text:style-name="T12"><text:s/></text:span></text:p>
      <text:p text:style-name="P59">Код программы:</text:p>
      <text:p text:style-name="P59"><draw:custom-shape text:anchor-type="paragraph" draw:z-index="36" draw:name="Врезка 23" draw:style-name="gr5" draw:text-style-name="P68" svg:width="16.925cm" svg:height="6.543cm" svg:x="-0.053cm" svg:y="0.002cm"><text:p text:style-name="P67"><text:span text:style-name="T18">#include </text:span><text:span text:style-name="T16">&lt;stdio.h&gt;</text:span><text:span text:style-name="T16"><text:line-break/></text:span><text:span text:style-name="T18">#include </text:span><text:span text:style-name="T16">&lt;stdlib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</text:span><text:span text:style-name="T13">const </text:span><text:span text:style-name="T15">a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nEntrance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</text:span><text:span text:style-name="T13">, int const </text:span><text:span text:style-name="T15">cycl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 {</text:span><text:span text:style-name="T15"><text:line-break/></text:span><text:span text:style-name="T15"> <text:s text:c="3"/></text:span><text:span text:style-name="T13">if </text:span><text:span text:style-name="T15">(a[i] - cycle * n - i &lt;= </text:span><text:span text:style-name="T17">0</text:span><text:span text:style-name="T15">)</text:span><text:span text:style-name="T15"><text:line-break/></text:span><text:span text:style-name="T15"> <text:s text:c="5"/></text:span><text:span text:style-name="T13">return </text:span><text:span text:style-name="T15">i + </text:span><text:span text:style-name="T17">1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nEntrance(a</text:span><text:span text:style-name="T13">, </text:span><text:span text:style-name="T15">n</text:span><text:span text:style-name="T13">, </text:span><text:span text:style-name="T15">cycle - </text:span><text:span text:style-name="T17">1</text:span><text:span text:style-name="T15">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custom-shape text:anchor-type="paragraph" draw:z-index="37" draw:name="Врезка 24" draw:style-name="gr6" draw:text-style-name="P68" svg:width="16.925cm" svg:height="12.796cm" svg:x="-0.053cm" svg:y="0.002cm"><text:p text:style-name="P67"><text:span text:style-name="T13">int </text:span><text:span text:style-name="T14">isFindZero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</text:span><text:span text:style-name="T13">, int const </text:span><text:span text:style-name="T15">middle) { 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 </text:span><text:span text:style-name="T15"><text:line-break/></text:span><text:span text:style-name="T15"> <text:s text:c="3"/></text:span><text:span text:style-name="T13">if </text:span><text:span text:style-name="T15">(a[i] - middle * n - i &lt;= </text:span><text:span text:style-name="T17">0</text:span><text:span text:style-name="T15">) </text:span><text:span text:style-name="T15"><text:line-break/></text:span><text:span text:style-name="T15"> <text:s text:c="5"/></text:span><text:span text:style-name="T13">return </text:span><text:span text:style-name="T17">1</text:span><text:span text:style-name="T13">;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long long </text:span><text:span text:style-name="T14">binEntrance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) { </text:span><text:span text:style-name="T15"><text:line-break/></text:span><text:span text:style-name="T15"> <text:s/></text:span><text:span text:style-name="T13">int </text:span><text:span text:style-name="T15">left = -</text:span><text:span text:style-name="T17">1</text:span><text:span text:style-name="T13">; </text:span><text:span text:style-name="T13"><text:line-break/></text:span><text:span text:style-name="T13"> <text:s/>int </text:span><text:span text:style-name="T15">right = (</text:span><text:span text:style-name="T13">int</text:span><text:span text:style-name="T15">) </text:span><text:span text:style-name="T17">1e9 </text:span><text:span text:style-name="T15">/ n + </text:span><text:span text:style-name="T17">1</text:span><text:span text:style-name="T13">; 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 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 </text:span><text:span text:style-name="T13"><text:line-break/></text:span><text:span text:style-name="T13"> <text:s text:c="3"/>int </text:span><text:span text:style-name="T15">f = isFindZero(a</text:span><text:span text:style-name="T13">, </text:span><text:span text:style-name="T15">n</text:span><text:span text:style-name="T13">, </text:span><text:span text:style-name="T15">middle)</text:span><text:span text:style-name="T13">; </text:span><text:span text:style-name="T13"><text:line-break/></text:span><text:span text:style-name="T13"> <text:s text:c="3"/>if </text:span><text:span text:style-name="T15">(f) </text:span><text:span text:style-name="T15"><text:line-break/></text:span><text:span text:style-name="T15"> <text:s text:c="5"/>right = middle</text:span><text:span text:style-name="T13">; </text:span><text:span text:style-name="T13"><text:line-break/></text:span><text:span text:style-name="T13"> <text:s text:c="3"/>else </text:span><text:span text:style-name="T13"><text:line-break/></text:span><text:span text:style-name="T13"> <text:s text:c="5"/></text:span><text:span text:style-name="T15">left = middle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5">nEntrance(a</text:span><text:span text:style-name="T13">, </text:span><text:span text:style-name="T15">n</text:span><text:span text:style-name="T13">, </text:span><text:span text:style-name="T15">right)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5"> </text:span><text:span text:style-name="T15"><text:line-break/></text:span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</text:span><text:span text:style-name="T13">; </text:span><text:span text:style-name="T13"><text:line-break/></text:span><text:span text:style-name="T13"> <text:s/></text:span><text:span text:style-name="T15">scanf(</text:span><text:span text:style-name="T16">"%d"</text:span><text:span text:style-name="T13">, </text:span><text:span text:style-name="T15">&amp;n)</text:span><text:span text:style-name="T13">; </text:span><text:span text:style-name="T13"><text:line-break/></text:span><text:span text:style-name="T13"> <text:s/>int </text:span><text:span text:style-name="T15">a[n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printf(</text:span><text:span text:style-name="T16">"%lld</text:span><text:span text:style-name="T13">\n</text:span><text:span text:style-name="T16">"</text:span><text:span text:style-name="T13">, </text:span><text:span text:style-name="T15">binEntrance(a</text:span><text:span text:style-name="T13">, </text:span><text:span text:style-name="T15">n))</text:span><text:span text:style-name="T13">; </text:span><text:span text:style-name="T13"><text:line-break/></text:span><text:span text:style-name="T13">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4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4"/>
      <text:p text:style-name="P54"/>
      <text:p text:style-name="P54"/>
      <text:p text:style-name="P54"/>
      <text:p text:style-name="P54"/>
      <text:p text:style-name="P54"/>
      <text:p text:style-name="P62"><text:span text:style-name="T10"/></text:p>
      <text:p text:style-name="P62"><text:span text:style-name="T10">Вердикт тестирующей системы</text:span><text:span text:style-name="T4">:</text:span></text:p>
      <text:p text:style-name="P58"><draw:frame draw:style-name="fr2" draw:name="Изображение15" text:anchor-type="char" svg:x="0cm" svg:y="0.042cm" svg:width="17cm" svg:height="1.388cm" draw:z-index="38"><draw:image xlink:href="Pictures/10000001000005290000006CBA90D780128A28C9.png" xlink:type="simple" xlink:show="embed" xlink:actuate="onLoad" draw:mime-type="image/png"/></draw:frame></text:p>
      <text:p text:style-name="P64"><text:span text:style-name="T11">Задача №15. </text:span><text:span text:style-name="T12">*Максимальная медиана. <text:s/></text:span></text:p>
      <text:p text:style-name="P60">Код программы:</text:p>
      <text:p text:style-name="P60"><draw:custom-shape text:anchor-type="paragraph" draw:z-index="39" draw:name="Врезка 25" draw:style-name="gr5" draw:text-style-name="P68" svg:width="16.925cm" svg:height="6.543cm" svg:x="-0.053cm" svg:y="0.002cm"><text:p text:style-name="P67"><text:span text:style-name="T18">#include </text:span><text:span text:style-name="T16">&lt;stdio.h&gt;</text:span><text:span text:style-name="T16"><text:line-break/></text:span><text:span text:style-name="T18">#include </text:span><text:span text:style-name="T16">&lt;stdlib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</text:span><text:span text:style-name="T13">const </text:span><text:span text:style-name="T15">a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14">compare_ints</text:span><text:span text:style-name="T15">(</text:span><text:span text:style-name="T13">const void </text:span><text:span text:style-name="T15">*a</text:span><text:span text:style-name="T13">, const void </text:span><text:span text:style-name="T15">*b) {</text:span><text:span text:style-name="T15"><text:line-break/></text:span><text:span text:style-name="T15"> <text:s/></text:span><text:span text:style-name="T13">int </text:span><text:span text:style-name="T15">arg1 = *(</text:span><text:span text:style-name="T13">const int </text:span><text:span text:style-name="T15">*) a</text:span><text:span text:style-name="T13">;</text:span><text:span text:style-name="T13"><text:line-break/></text:span><text:span text:style-name="T13"> <text:s/>int </text:span><text:span text:style-name="T15">arg2 = *(</text:span><text:span text:style-name="T13">const int </text:span><text:span text:style-name="T15">*) b</text:span><text:span text:style-name="T13">;</text:span><text:span text:style-name="T13"><text:line-break/></text:span><text:span text:style-name="T13"> <text:s/>if </text:span><text:span text:style-name="T15">(arg1 &lt; arg2) </text:span><text:span text:style-name="T13">return </text:span><text:span text:style-name="T15">-</text:span><text:span text:style-name="T17">1</text:span><text:span text:style-name="T13">;</text:span><text:span text:style-name="T13"><text:line-break/></text:span><text:span text:style-name="T13"> <text:s/>if </text:span><text:span text:style-name="T15">(arg1 &gt; arg2) </text:span><text:span text:style-name="T13">return </text:span><text:span text:style-name="T17">1</text:span><text:span text:style-name="T13">;</text:span><text:span text:style-name="T13"><text:line-break/></text:span><text:span text:style-name="T13"> <text:s/>return </text:span><text:span text:style-name="T17">0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custom-shape text:anchor-type="paragraph" draw:z-index="40" draw:name="Врезка 26" draw:style-name="gr4" draw:text-style-name="P68" svg:width="16.925cm" svg:height="16.879cm" svg:x="-0.053cm" svg:y="0.002cm"><text:p text:style-name="P67"><text:span text:style-name="T13">int </text:span><text:span text:style-name="T14">isMaxMedian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middle</text:span><text:span text:style-name="T13">, </text:span><text:span text:style-name="T13"><text:line-break/></text:span><text:span text:style-name="T13"> <text:s text:c="15"/>int const </text:span><text:span text:style-name="T15">n</text:span><text:span text:style-name="T13">, int const </text:span><text:span text:style-name="T15">k</text:span><text:span text:style-name="T13">, int const </text:span><text:span text:style-name="T15">median) { </text:span><text:span text:style-name="T15"><text:line-break/></text:span><text:span text:style-name="T15"> <text:s/></text:span><text:span text:style-name="T13">long long </text:span><text:span text:style-name="T15">s = </text:span><text:span text:style-name="T17">0</text:span><text:span text:style-name="T13">; </text:span><text:span text:style-name="T13"><text:line-break/></text:span><text:span text:style-name="T13"> <text:s/>for </text:span><text:span text:style-name="T15">(</text:span><text:span text:style-name="T13">int </text:span><text:span text:style-name="T15">i = median</text:span><text:span text:style-name="T13">; </text:span><text:span text:style-name="T15">i &lt; n</text:span><text:span text:style-name="T13">; </text:span><text:span text:style-name="T15">i++) { </text:span><text:span text:style-name="T15"><text:line-break/></text:span><text:span text:style-name="T15"> <text:s text:c="3"/></text:span><text:span text:style-name="T13">int </text:span><text:span text:style-name="T15">si = middle - a[i]</text:span><text:span text:style-name="T13">; </text:span><text:span text:style-name="T13"><text:line-break/></text:span><text:span text:style-name="T13"> <text:s text:c="3"/>if </text:span><text:span text:style-name="T15">(si &lt; </text:span><text:span text:style-name="T17">0</text:span><text:span text:style-name="T15">) </text:span><text:span text:style-name="T15"><text:line-break/></text:span><text:span text:style-name="T15"> <text:s text:c="5"/>si = </text:span><text:span text:style-name="T17">0</text:span><text:span text:style-name="T13">; </text:span><text:span text:style-name="T13"><text:line-break/></text:span><text:span text:style-name="T13"> <text:s text:c="3"/></text:span><text:span text:style-name="T15">s += si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if </text:span><text:span text:style-name="T15">(s &lt;= k) </text:span><text:span text:style-name="T15"><text:line-break/></text:span><text:span text:style-name="T15"> <text:s text:c="3"/></text:span><text:span text:style-name="T13">return </text:span><text:span text:style-name="T17">1</text:span><text:span text:style-name="T13">;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long long </text:span><text:span text:style-name="T14">binMaxMedian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</text:span><text:span text:style-name="T13">, int const </text:span><text:span text:style-name="T15">k) { </text:span><text:span text:style-name="T15"><text:line-break/></text:span><text:span text:style-name="T15"> <text:s/></text:span><text:span text:style-name="T13">int </text:span><text:span text:style-name="T15">median = (n - </text:span><text:span text:style-name="T17">1</text:span><text:span text:style-name="T15">) / </text:span><text:span text:style-name="T17">2</text:span><text:span text:style-name="T13">; </text:span><text:span text:style-name="T13"><text:line-break/></text:span><text:span text:style-name="T13"> <text:s/>int </text:span><text:span text:style-name="T15">left = a[median] - </text:span><text:span text:style-name="T17">1</text:span><text:span text:style-name="T13">; </text:span><text:span text:style-name="T13"><text:line-break/></text:span><text:span text:style-name="T13"> <text:s/>int </text:span><text:span text:style-name="T15">right = a[median] + k + </text:span><text:span text:style-name="T17">1</text:span><text:span text:style-name="T13">; </text:span><text:span text:style-name="T13"><text:line-break/></text:span><text:span text:style-name="T13"> 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 </text:span><text:span text:style-name="T15"><text:line-break/></text:span><text:span text:style-name="T15"> <text:s text:c="3"/></text:span><text:span text:style-name="T13">int </text:span><text:span text:style-name="T15">middle = left + (right - left) / </text:span><text:span text:style-name="T17">2</text:span><text:span text:style-name="T13">; </text:span><text:span text:style-name="T13"><text:line-break/></text:span><text:span text:style-name="T13"> <text:s text:c="3"/>int </text:span><text:span text:style-name="T15">f = isMaxMedian(a</text:span><text:span text:style-name="T13">, </text:span><text:span text:style-name="T15">middle</text:span><text:span text:style-name="T13">, </text:span><text:span text:style-name="T15">n</text:span><text:span text:style-name="T13">, </text:span><text:span text:style-name="T15">k</text:span><text:span text:style-name="T13">, </text:span><text:span text:style-name="T15">median)</text:span><text:span text:style-name="T13">; </text:span><text:span text:style-name="T13"><text:line-break/></text:span><text:span text:style-name="T13"> <text:s text:c="3"/>if </text:span><text:span text:style-name="T15">(f) </text:span><text:span text:style-name="T15"><text:line-break/></text:span><text:span text:style-name="T15"> <text:s text:c="5"/>left = middle</text:span><text:span text:style-name="T13">; </text:span><text:span text:style-name="T13"><text:line-break/></text:span><text:span text:style-name="T13"> <text:s text:c="3"/>else </text:span><text:span text:style-name="T13"><text:line-break/></text:span><text:span text:style-name="T13"> <text:s text:c="5"/></text:span><text:span text:style-name="T15">right = middle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5">left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5"> </text:span><text:span text:style-name="T15"><text:line-break/></text:span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</text:span><text:span text:style-name="T13">, </text:span><text:span text:style-name="T15">k</text:span><text:span text:style-name="T13">; 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</text:span><text:span text:style-name="T13">, </text:span><text:span text:style-name="T15">&amp;k)</text:span><text:span text:style-name="T13">; </text:span><text:span text:style-name="T13"><text:line-break/></text:span><text:span text:style-name="T13"> <text:s/>int </text:span><text:span text:style-name="T15">a[n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qsort(a</text:span><text:span text:style-name="T13">, </text:span><text:span text:style-name="T15">n</text:span><text:span text:style-name="T13">, sizeof</text:span><text:span text:style-name="T15">(</text:span><text:span text:style-name="T13">int</text:span><text:span text:style-name="T15">)</text:span><text:span text:style-name="T13">, </text:span><text:span text:style-name="T15">compare_ints)</text:span><text:span text:style-name="T13">; </text:span><text:span text:style-name="T13"><text:line-break/></text:span><text:span text:style-name="T13"> <text:s/></text:span><text:span text:style-name="T15">printf(</text:span><text:span text:style-name="T16">"%lld</text:span><text:span text:style-name="T13">\n</text:span><text:span text:style-name="T16">"</text:span><text:span text:style-name="T13">, </text:span><text:span text:style-name="T15">binMaxMedian(a</text:span><text:span text:style-name="T13">, </text:span><text:span text:style-name="T15">n</text:span><text:span text:style-name="T13">, </text:span><text:span text:style-name="T15">k))</text:span><text:span text:style-name="T13">; </text:span><text:span text:style-name="T13"><text:line-break/></text:span><text:span text:style-name="T13">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9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/>
      <text:p text:style-name="P55"/>
      <text:p text:style-name="P55"/>
      <text:p text:style-name="P55"/>
      <text:p text:style-name="P55"/>
      <text:p text:style-name="P55"/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>Вердикт тестирующей системы</text:span><text:span text:style-name="T4">:</text:span></text:p>
      <text:p text:style-name="P58"><draw:frame draw:style-name="fr1" draw:name="Изображение16" text:anchor-type="char" svg:width="17cm" svg:height="1.503cm" draw:z-index="41"><draw:image xlink:href="Pictures/100000010000052A000000758BFEBF6260D71731.png" xlink:type="simple" xlink:show="embed" xlink:actuate="onLoad" draw:mime-type="image/png"/></draw:frame></text:p>
      <text:p text:style-name="P64"><text:span text:style-name="T11">Задача №16. </text:span><text:span text:style-name="T12">*Разделение массива. <text:s/></text:span></text:p>
      <text:p text:style-name="P60">Код программы:</text:p>
      <text:p text:style-name="P60"><draw:custom-shape text:anchor-type="paragraph" draw:z-index="42" draw:name="Врезка 27" draw:style-name="gr3" draw:text-style-name="P66" svg:width="16.925cm" svg:height="5.208cm" svg:x="-0.053cm" svg:y="0.002cm"><text:p text:style-name="P65"><text:span text:style-name="T18">#include </text:span><text:span text:style-name="T16">&lt;stdio.h&gt;</text:span><text:span text:style-name="T16"><text:line-break/></text:span><text:span text:style-name="T16"><text:line-break/></text:span><text:span text:style-name="T13">void </text:span><text:span text:style-name="T14">inputArray</text:span><text:span text:style-name="T15">(</text:span><text:span text:style-name="T13">int </text:span><text:span text:style-name="T15">*</text:span><text:span text:style-name="T13">const </text:span><text:span text:style-name="T15">a</text:span><text:span text:style-name="T13">, int const </text:span><text:span text:style-name="T15">size) {</text:span><text:span text:style-name="T15"><text:line-break/></text:span><text:span text:style-name="T15"> <text:s/></text:span><text:span text:style-name="T13"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size</text:span><text:span text:style-name="T13">; </text:span><text:span text:style-name="T15">i++)</text:span><text:span text:style-name="T15"><text:line-break/></text:span><text:span text:style-name="T15"> <text:s text:c="3"/>scanf(</text:span><text:span text:style-name="T16">"%d"</text:span><text:span text:style-name="T13">, </text:span><text:span text:style-name="T15">&amp;a[i]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long long </text:span><text:span text:style-name="T14">maxSum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n) {</text:span><text:span text:style-name="T15"><text:line-break/></text:span><text:span text:style-name="T15"> <text:s/></text:span><text:span text:style-name="T13">long long </text:span><text:span text:style-name="T15">s = </text:span><text:span text:style-name="T17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</text:span><text:span text:style-name="T15"><text:line-break/></text:span><text:span text:style-name="T15"> <text:s text:c="3"/>s += a[i]</text:span><text:span text:style-name="T13">;</text:span><text:span text:style-name="T13"><text:line-break/></text:span><text:span text:style-name="T13"> <text:s/>return </text:span><text:span text:style-name="T15">s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custom-shape text:anchor-type="paragraph" draw:z-index="43" draw:name="Врезка 28" draw:style-name="gr2" draw:text-style-name="P66" svg:width="16.925cm" svg:height="21.668cm" svg:x="-0.053cm" svg:y="0.002cm"><text:p text:style-name="P65"><text:span text:style-name="T13">long long </text:span><text:span text:style-name="T14">max2</text:span><text:span text:style-name="T15">(</text:span><text:span text:style-name="T13">long long const </text:span><text:span text:style-name="T15">a</text:span><text:span text:style-name="T13">, long long const </text:span><text:span text:style-name="T15">b) { </text:span><text:span text:style-name="T15"><text:line-break/></text:span><text:span text:style-name="T15"> <text:s/></text:span><text:span text:style-name="T13">return </text:span><text:span text:style-name="T15">a &gt; b ? a : b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int </text:span><text:span text:style-name="T14">maxInArray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</text:span><text:span text:style-name="T15">n) { </text:span><text:span text:style-name="T15"><text:line-break/></text:span><text:span text:style-name="T15"> <text:s/></text:span><text:span text:style-name="T13">int </text:span><text:span text:style-name="T15">max = a[</text:span><text:span text:style-name="T17">0</text:span><text:span text:style-name="T15">]</text:span><text:span text:style-name="T13">; 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1</text:span><text:span text:style-name="T13">; </text:span><text:span text:style-name="T15">i &lt; n</text:span><text:span text:style-name="T13">; </text:span><text:span text:style-name="T15">i++) </text:span><text:span text:style-name="T15"><text:line-break/></text:span><text:span text:style-name="T15"> <text:s text:c="3"/></text:span><text:span text:style-name="T13">if </text:span><text:span text:style-name="T15">(a[i] &gt; max) </text:span><text:span text:style-name="T15"><text:line-break/></text:span><text:span text:style-name="T15"> <text:s text:c="5"/>max = a[i]</text:span><text:span text:style-name="T13">; </text:span><text:span text:style-name="T13"><text:line-break/></text:span><text:span text:style-name="T13"> <text:s/>return </text:span><text:span text:style-name="T15">max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int </text:span><text:span text:style-name="T14">isMaxMinSum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</text:span><text:span text:style-name="T13">, int const </text:span><text:span text:style-name="T15">k</text:span><text:span text:style-name="T13">, </text:span><text:span text:style-name="T13"><text:line-break/></text:span><text:span text:style-name="T13"> <text:s text:c="15"/>long long const </text:span><text:span text:style-name="T15">middle) { </text:span><text:span text:style-name="T15"><text:line-break/></text:span><text:span text:style-name="T15"> <text:s/></text:span><text:span text:style-name="T13">long long </text:span><text:span text:style-name="T15">localS = </text:span><text:span text:style-name="T17">0</text:span><text:span text:style-name="T13">, </text:span><text:span text:style-name="T15">maxS = </text:span><text:span text:style-name="T17">0</text:span><text:span text:style-name="T13">; </text:span><text:span text:style-name="T13"><text:line-break/></text:span><text:span text:style-name="T13"> <text:s/>int </text:span><text:span text:style-name="T15">countSubarray = </text:span><text:span text:style-name="T17">0</text:span><text:span text:style-name="T13">; 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7">0</text:span><text:span text:style-name="T13">; </text:span><text:span text:style-name="T15">i &lt; n</text:span><text:span text:style-name="T13">; </text:span><text:span text:style-name="T15">i++) { </text:span><text:span text:style-name="T15"><text:line-break/></text:span><text:span text:style-name="T15"> <text:s text:c="3"/></text:span><text:span text:style-name="T13">long long </text:span><text:span text:style-name="T15">tmpLocalS = localS + a[i]</text:span><text:span text:style-name="T13">; </text:span><text:span text:style-name="T13"><text:line-break/></text:span><text:span text:style-name="T13"> <text:s text:c="3"/>if </text:span><text:span text:style-name="T15">(tmpLocalS &gt; middle) { </text:span><text:span text:style-name="T15"><text:line-break/></text:span><text:span text:style-name="T15"> <text:s text:c="5"/>countSubarray++</text:span><text:span text:style-name="T13">; </text:span><text:span text:style-name="T13"><text:line-break/></text:span><text:span text:style-name="T13"> <text:s text:c="5"/></text:span><text:span text:style-name="T15">maxS = max2(localS</text:span><text:span text:style-name="T13">, </text:span><text:span text:style-name="T15">maxS)</text:span><text:span text:style-name="T13">; </text:span><text:span text:style-name="T13"><text:line-break/></text:span><text:span text:style-name="T13"> <text:s text:c="5"/></text:span><text:span text:style-name="T15">localS = a[i]</text:span><text:span text:style-name="T13">; </text:span><text:span text:style-name="T13"><text:line-break/></text:span><text:span text:style-name="T13"> <text:s text:c="3"/></text:span><text:span text:style-name="T15">} </text:span><text:span text:style-name="T13">else if </text:span><text:span text:style-name="T15">(tmpLocalS == middle) { </text:span><text:span text:style-name="T15"><text:line-break/></text:span><text:span text:style-name="T15"> <text:s text:c="5"/>localS = </text:span><text:span text:style-name="T17">0</text:span><text:span text:style-name="T13">; </text:span><text:span text:style-name="T13"><text:line-break/></text:span><text:span text:style-name="T13"> <text:s text:c="5"/></text:span><text:span text:style-name="T15">countSubarray++</text:span><text:span text:style-name="T13">; </text:span><text:span text:style-name="T13"><text:line-break/></text:span><text:span text:style-name="T13"> <text:s text:c="5"/></text:span><text:span text:style-name="T15">maxS = max2(tmpLocalS</text:span><text:span text:style-name="T13">, </text:span><text:span text:style-name="T15">maxS)</text:span><text:span text:style-name="T13">; </text:span><text:span text:style-name="T13"><text:line-break/></text:span><text:span text:style-name="T13"> <text:s text:c="3"/></text:span><text:span text:style-name="T15">} </text:span><text:span text:style-name="T13">else </text:span><text:span text:style-name="T15">{ </text:span><text:span text:style-name="T15"><text:line-break/></text:span><text:span text:style-name="T15"> <text:s text:c="5"/>localS = tmpLocalS</text:span><text:span text:style-name="T13">; </text:span><text:span text:style-name="T13"><text:line-break/></text:span><text:span text:style-name="T13"> <text:s text:c="3"/></text:span><text:span text:style-name="T15">} </text:span><text:span text:style-name="T15"><text:line-break/></text:span><text:span text:style-name="T15"> <text:s/>} </text:span><text:span text:style-name="T15"><text:line-break/></text:span><text:span text:style-name="T15"> <text:s/></text:span><text:span text:style-name="T13">if </text:span><text:span text:style-name="T15">(localS != </text:span><text:span text:style-name="T17">0</text:span><text:span text:style-name="T15">) </text:span><text:span text:style-name="T15"><text:line-break/></text:span><text:span text:style-name="T15"> <text:s text:c="3"/>countSubarray++</text:span><text:span text:style-name="T13">; </text:span><text:span text:style-name="T13"><text:line-break/></text:span><text:span text:style-name="T13"> <text:s/>if </text:span><text:span text:style-name="T15">(countSubarray == k) </text:span><text:span text:style-name="T15"><text:line-break/></text:span><text:span text:style-name="T15"> <text:s text:c="3"/></text:span><text:span text:style-name="T13">return </text:span><text:span text:style-name="T17">1</text:span><text:span text:style-name="T13">; </text:span><text:span text:style-name="T13"><text:line-break/></text:span><text:span text:style-name="T13"> <text:s/>else if </text:span><text:span text:style-name="T15">(countSubarray &lt; k) </text:span><text:span text:style-name="T15"><text:line-break/></text:span><text:span text:style-name="T15"> <text:s text:c="3"/></text:span><text:span text:style-name="T13">return </text:span><text:span text:style-name="T17">0</text:span><text:span text:style-name="T13">; </text:span><text:span text:style-name="T13"><text:line-break/></text:span><text:span text:style-name="T13"> <text:s/>else </text:span><text:span text:style-name="T13"><text:line-break/></text:span><text:span text:style-name="T13"> <text:s text:c="3"/>return </text:span><text:span text:style-name="T15">-</text:span><text:span text:style-name="T17">1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3">long long </text:span><text:span text:style-name="T14">binMaxMedian</text:span><text:span text:style-name="T15">(</text:span><text:span text:style-name="T13">int const </text:span><text:span text:style-name="T15">*</text:span><text:span text:style-name="T13">const </text:span><text:span text:style-name="T15">a</text:span><text:span text:style-name="T13">, int const </text:span><text:span text:style-name="T15">n</text:span><text:span text:style-name="T13">, int const </text:span><text:span text:style-name="T15">k</text:span><text:span text:style-name="T13">, </text:span><text:span text:style-name="T13"><text:line-break/></text:span><text:span text:style-name="T13"> <text:s text:c="22"/>long long const </text:span><text:span text:style-name="T15">maxS</text:span><text:span text:style-name="T13">, int const </text:span><text:span text:style-name="T15">max) { </text:span><text:span text:style-name="T15"><text:line-break/></text:span><text:span text:style-name="T15"> <text:s/></text:span><text:span text:style-name="T13">long long </text:span><text:span text:style-name="T15">left = max - </text:span><text:span text:style-name="T17">1</text:span><text:span text:style-name="T13">; </text:span><text:span text:style-name="T13"><text:line-break/></text:span><text:span text:style-name="T13"> <text:s/>long long </text:span><text:span text:style-name="T15">right = maxS + </text:span><text:span text:style-name="T17">1</text:span><text:span text:style-name="T13">; </text:span><text:span text:style-name="T13"><text:line-break/></text:span><text:span text:style-name="T13"> <text:s/>while </text:span><text:span text:style-name="T15">(left + </text:span><text:span text:style-name="T17">1 </text:span><text:span text:style-name="T15">&lt; right) { </text:span><text:span text:style-name="T15"><text:line-break/></text:span><text:span text:style-name="T15"> <text:s text:c="3"/></text:span><text:span text:style-name="T13">long long </text:span><text:span text:style-name="T15">middle = left + (right - left) / </text:span><text:span text:style-name="T17">2</text:span><text:span text:style-name="T13">; </text:span><text:span text:style-name="T13"><text:line-break/></text:span><text:span text:style-name="T13"> <text:s text:c="3"/>int </text:span><text:span text:style-name="T15">f = isMaxMinSum(a</text:span><text:span text:style-name="T13">, </text:span><text:span text:style-name="T15">n</text:span><text:span text:style-name="T13">, </text:span><text:span text:style-name="T15">k</text:span><text:span text:style-name="T13">, </text:span><text:span text:style-name="T15">middle)</text:span><text:span text:style-name="T13">; </text:span><text:span text:style-name="T13"><text:line-break/></text:span><text:span text:style-name="T13"> <text:s text:c="3"/>if </text:span><text:span text:style-name="T15">(f != -</text:span><text:span text:style-name="T17">1</text:span><text:span text:style-name="T15">) </text:span><text:span text:style-name="T15"><text:line-break/></text:span><text:span text:style-name="T15"> <text:s text:c="5"/>right = middle</text:span><text:span text:style-name="T13">; </text:span><text:span text:style-name="T13"><text:line-break/></text:span><text:span text:style-name="T13"> <text:s text:c="3"/>else </text:span><text:span text:style-name="T13"><text:line-break/></text:span><text:span text:style-name="T13"> <text:s text:c="5"/></text:span><text:span text:style-name="T15">left = middle</text:span><text:span text:style-name="T13">; </text:span><text:span text:style-name="T13"><text:line-break/></text:span><text:span text:style-name="T13"> <text:s/></text:span><text:span text:style-name="T15">} </text:span><text:span text:style-name="T15"><text:line-break/></text:span><text:span text:style-name="T15"> <text:s/></text:span><text:span text:style-name="T13">return </text:span><text:span text:style-name="T15">right</text:span><text:span text:style-name="T13">; </text:span><text:span text:style-name="T13"><text:line-break/></text:span><text:span text:style-name="T15">} </text:span><text:span text:style-name="T15"><text:line-break/></text:span><text:span text:style-name="T15"> </text:span><text:span text:style-name="T15"><text:line-break/></text:span><text:span text:style-name="T15">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49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/>
      <text:p text:style-name="P55"/>
      <text:p text:style-name="P55"/>
      <text:p text:style-name="P55"/>
      <text:p text:style-name="P55"/>
      <text:p text:style-name="P55"/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draw:custom-shape text:anchor-type="paragraph" draw:z-index="44" draw:name="Врезка 29" draw:style-name="gr1" draw:text-style-name="P66" svg:width="16.925cm" svg:height="5.27cm" svg:x="-0.053cm" svg:y="0.002cm"><text:p text:style-name="P65"><text:span text:style-name="T13">int </text:span><text:span text:style-name="T14">main</text:span><text:span text:style-name="T15">() { </text:span><text:span text:style-name="T15"><text:line-break/></text:span><text:span text:style-name="T15"> <text:s/></text:span><text:span text:style-name="T13">int </text:span><text:span text:style-name="T15">n</text:span><text:span text:style-name="T13">, </text:span><text:span text:style-name="T15">k</text:span><text:span text:style-name="T13">; </text:span><text:span text:style-name="T13"><text:line-break/></text:span><text:span text:style-name="T13"> <text:s/></text:span><text:span text:style-name="T15">scanf(</text:span><text:span text:style-name="T16">"%d %d"</text:span><text:span text:style-name="T13">, </text:span><text:span text:style-name="T15">&amp;n</text:span><text:span text:style-name="T13">, </text:span><text:span text:style-name="T15">&amp;k)</text:span><text:span text:style-name="T13">; </text:span><text:span text:style-name="T13"><text:line-break/></text:span><text:span text:style-name="T13"> <text:s/>int </text:span><text:span text:style-name="T15">a[n]</text:span><text:span text:style-name="T13">; </text:span><text:span text:style-name="T13"><text:line-break/></text:span><text:span text:style-name="T13"> <text:s/></text:span><text:span text:style-name="T15">inputArray(a</text:span><text:span text:style-name="T13">,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 <text:s/>long long </text:span><text:span text:style-name="T15">maxS = maxSum(a</text:span><text:span text:style-name="T13">, </text:span><text:span text:style-name="T15">n)</text:span><text:span text:style-name="T13">; </text:span><text:span text:style-name="T13"><text:line-break/></text:span><text:span text:style-name="T13"> <text:s/>int </text:span><text:span text:style-name="T15">max = maxInArray(a</text:span><text:span text:style-name="T13">, </text:span><text:span text:style-name="T15">n)</text:span><text:span text:style-name="T13">; </text:span><text:span text:style-name="T13"><text:line-break/></text:span><text:span text:style-name="T13"> </text:span><text:span text:style-name="T13"><text:line-break/></text:span><text:span text:style-name="T13"> <text:s/></text:span><text:span text:style-name="T15">printf(</text:span><text:span text:style-name="T16">"%lld</text:span><text:span text:style-name="T13">\n</text:span><text:span text:style-name="T16">"</text:span><text:span text:style-name="T13">, </text:span><text:span text:style-name="T15">binMaxMedian(a</text:span><text:span text:style-name="T13">, </text:span><text:span text:style-name="T15">n</text:span><text:span text:style-name="T13">, </text:span><text:span text:style-name="T15">k</text:span><text:span text:style-name="T13">, </text:span><text:span text:style-name="T15">maxS</text:span><text:span text:style-name="T13">, </text:span><text:span text:style-name="T15">max))</text:span><text:span text:style-name="T13">; </text:span><text:span text:style-name="T13"><text:line-break/></text:span><text:span text:style-name="T13"> </text:span><text:span text:style-name="T13"><text:line-break/></text:span><text:span text:style-name="T13"> <text:s/>return </text:span><text:span text:style-name="T17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/></text:p>
      <text:p text:style-name="P62"><text:span text:style-name="T10">Вердикт тестирующей системы</text:span><text:span text:style-name="T4">:</text:span></text:p>
      <text:p text:style-name="P58"><draw:frame draw:style-name="fr1" draw:name="Изображение17" text:anchor-type="char" svg:width="17cm" svg:height="1.697cm" draw:z-index="45"><draw:image xlink:href="Pictures/100000010000052A00000084E9A86455EA0491AD.png" xlink:type="simple" xlink:show="embed" xlink:actuate="onLoad" draw:mime-type="image/png"/></draw:frame></text:p>
      <text:p text:style-name="P58"><text:line-break/><text:lin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1-12-05T11:16:29.883000000</dc:date>
    <meta:editing-duration>PT14H31M39S</meta:editing-duration>
    <meta:editing-cycles>4</meta:editing-cycles>
    <meta:document-statistic meta:table-count="0" meta:image-count="17" meta:object-count="0" meta:page-count="20" meta:paragraph-count="81" meta:word-count="274" meta:character-count="2222" meta:non-whitespace-character-count="1958"/>
  </office:meta>
</office:document-meta>
</file>